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officeooo:paragraph-rsid="000b13cd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/>
      <style:text-properties officeooo:paragraph-rsid="000b13cd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22pt" fo:font-style="normal" style:text-underline-style="none" fo:font-weight="bold" style:font-name-asian="Times New Roman1" style:font-size-asian="22pt" style:font-style-asian="normal" style:font-weight-asian="bold" style:font-name-complex="Times New Roman1" style:font-size-complex="22pt" style:font-weight-complex="bold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22pt" fo:font-style="normal" style:text-underline-style="none" fo:font-weight="bold" officeooo:rsid="000b13cd" officeooo:paragraph-rsid="000b13cd" style:font-name-asian="Times New Roman1" style:font-size-asian="22pt" style:font-style-asian="normal" style:font-weight-asian="bold" style:font-name-complex="Times New Roman1" style:font-size-complex="22pt" style:font-weight-complex="bold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P11" style:family="paragraph" style:parent-style-name="LO-normal">
      <loext:graphic-properties draw:fill="none" draw:fill-color="#ffffff"/>
      <style:paragraph-properties fo:margin-left="4.995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</style:style>
    <style:style style:name="P12" style:family="paragraph" style:parent-style-name="LO-normal">
      <loext:graphic-properties draw:fill="none" draw:fill-color="#ffffff"/>
      <style:paragraph-properties fo:margin-left="4.995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13" style:family="paragraph" style:parent-style-name="LO-normal">
      <loext:graphic-properties draw:fill="none" draw:fill-color="#ffffff"/>
      <style:paragraph-properties fo:margin-left="9.049cm" fo:margin-right="0cm" fo:margin-top="0.176cm" fo:margin-bottom="0cm" loext:contextual-spacing="false" fo:line-height="100%" fo:text-align="end" style:justify-single-word="false" fo:keep-together="auto" fo:orphans="2" fo:widows="2" fo:text-indent="-1.588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14" style:family="paragraph" style:parent-style-name="Heading_20_1">
      <style:paragraph-properties fo:break-before="page"/>
      <style:text-properties fo:font-variant="normal" fo:text-transform="none" fo:color="#000000" style:text-line-through-style="none" style:text-line-through-type="none" style:text-position="0% 100%" style:font-name="Times New Roman" fo:font-size="22pt" fo:font-style="normal" style:text-underline-style="none" fo:font-weight="bold" officeooo:rsid="000b13cd" officeooo:paragraph-rsid="000b13cd" fo:background-color="transparent" style:font-name-asian="Calibri1" style:font-size-asian="22pt" style:font-style-asian="normal" style:font-weight-asian="bold" style:font-name-complex="Calibri1" style:font-size-complex="22pt" style:font-weight-complex="bold"/>
    </style:style>
    <style:style style:name="P15" style:family="paragraph" style:parent-style-name="LO-normal" style:master-page-name="Standard">
      <loext:graphic-properties draw:fill="none" draw:fill-color="#ffffff"/>
      <style:paragraph-properties fo:margin-left="0cm" fo:margin-right="0cm" fo:margin-top="0.21cm" fo:margin-bottom="0cm" loext:contextual-spacing="false" fo:line-height="100%" fo:text-align="center" style:justify-single-word="false" fo:keep-together="auto" fo:orphans="2" fo:widows="2" fo:text-indent="0cm" style:auto-text-indent="false" style:page-number="1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.21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.21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26pt" fo:font-style="normal" style:text-underline-style="none" fo:font-weight="bold" fo:background-color="transparent" style:font-name-asian="Times New Roman1" style:font-size-asian="26pt" style:font-style-asian="normal" style:font-weight-asian="bold" style:font-name-complex="Times New Roman1" style:font-size-complex="26pt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.176cm" fo:margin-bottom="0.21cm" loext:contextual-spacing="false" fo:line-height="100%" fo:text-align="center" style:justify-single-word="false" fo:keep-together="auto" fo:orphans="2" fo:widows="2" fo:text-indent="0cm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bold" fo:background-color="transparent" style:font-name-asian="Times New Roman1" style:font-size-asian="28pt" style:font-style-asian="normal" style:font-weight-asian="bold" style:font-name-complex="Times New Roman1" style:font-size-complex="28pt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.176cm" fo:margin-bottom="0.21cm" loext:contextual-spacing="false" fo:line-height="100%" fo:text-align="center" style:justify-single-word="false" fo:keep-together="auto" fo:orphans="2" fo:widows="2" fo:text-indent="0cm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22pt" fo:font-style="normal" style:text-underline-style="none" fo:font-weight="bold" fo:background-color="transparent" style:font-name-asian="Times New Roman1" style:font-size-asian="22pt" style:font-style-asian="normal" style:font-weight-asian="bold" style:font-name-complex="Times New Roman1" style:font-size-complex="22pt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c7748" officeooo:paragraph-rsid="000c7748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0d99a0" officeooo:paragraph-rsid="000d99a0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0d99a0" officeooo:paragraph-rsid="000d99a0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LO-normal">
      <loext:graphic-properties draw:fill="none" draw:fill-color="#ffffff"/>
      <style:paragraph-properties fo:margin-left="4.995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26" style:family="paragraph" style:parent-style-name="LO-normal">
      <loext:graphic-properties draw:fill="none" draw:fill-color="#ffffff"/>
      <style:paragraph-properties fo:margin-left="9.049cm" fo:margin-right="0cm" fo:margin-top="0.176cm" fo:margin-bottom="0cm" loext:contextual-spacing="false" fo:line-height="100%" fo:text-align="end" style:justify-single-word="false" fo:keep-together="auto" fo:orphans="2" fo:widows="2" fo:text-indent="-1.588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b13cd" officeooo:paragraph-rsid="000b13cd" fo:background-color="transparent" style:font-name-asian="Calibri1" style:font-size-asian="10.5pt" style:font-style-asian="normal" style:font-weight-asian="normal" style:font-name-complex="Calibri1" style:font-size-complex="12pt" style:font-weight-complex="normal"/>
    </style:style>
    <style:style style:name="P28" style:family="paragraph" style:parent-style-name="Text_20_body">
      <style:text-properties officeooo:rsid="000d99a0" officeooo:paragraph-rsid="000d99a0"/>
    </style:style>
    <style:style style:name="P29" style:family="paragraph" style:parent-style-name="Text_20_body">
      <style:text-properties officeooo:rsid="000dedf2" officeooo:paragraph-rsid="000dedf2"/>
    </style:style>
    <style:style style:name="P30" style:family="paragraph" style:parent-style-name="Text_20_body">
      <style:text-properties officeooo:rsid="000ea6cc" officeooo:paragraph-rsid="000ea6cc"/>
    </style:style>
    <style:style style:name="P31" style:family="paragraph" style:parent-style-name="Text_20_body">
      <style:paragraph-properties fo:break-before="page"/>
      <style:text-properties officeooo:rsid="000d99a0" officeooo:paragraph-rsid="000d99a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font-style="normal" style:text-underline-style="none" fo:font-weight="normal" fo:background-color="transparent" loext:char-shading-value="0" style:font-name-asian="Times New Roman1" style:font-size-asian="26pt" style:font-style-asian="normal" style:font-weight-asian="normal" style:font-name-complex="Times New Roman1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font-style="normal" style:text-underline-style="none" fo:font-weight="bold" fo:background-color="transparent" loext:char-shading-value="0" style:font-name-asian="Times New Roman1" style:font-size-asian="24pt" style:font-style-asian="normal" style:font-weight-asian="bold" style:font-name-complex="Times New Roman1" style:font-size-complex="2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fo:background-color="transparent" loext:char-shading-value="0" style:font-name-asian="Times New Roman1" style:font-size-asian="20pt" style:font-style-asian="normal" style:font-weight-asian="normal" style:font-name-complex="Times New Roman1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loext:char-shading-value="0" style:font-name-asian="Times New Roman1" style:font-size-asian="16pt" style:font-style-asian="normal" style:font-weight-asian="normal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anguage="ru" fo:country="RU" fo:font-style="normal" style:text-underline-style="none" fo:font-weight="normal" officeooo:rsid="000b13cd" style:letter-kerning="false" fo:background-color="transparent" loext:char-shading-value="0" style:font-name-asian="Times New Roman1" style:font-size-asian="16pt" style:language-asian="zh" style:country-asian="CN" style:font-style-asian="normal" style:font-weight-asian="normal" style:font-name-complex="Times New Roman1" style:font-size-complex="16pt" style:language-complex="hi" style:country-complex="IN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3cd"/>
    </style:style>
    <style:style style:name="T8" style:family="text">
      <style:text-properties officeooo:rsid="000d99a0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2338*" fo:start-indent="0cm" fo:end-indent="0cm"/>
          <style:column style:rel-width="2338*" fo:start-indent="0cm" fo:end-indent="0cm"/>
          <style:column style:rel-width="2338*" fo:start-indent="0cm" fo:end-indent="0cm"/>
          <style:column style:rel-width="2341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6" fo:column-gap="0cm">
          <style:column style:rel-width="1559*" fo:start-indent="0cm" fo:end-indent="0cm"/>
          <style:column style:rel-width="1559*" fo:start-indent="0cm" fo:end-indent="0cm"/>
          <style:column style:rel-width="1559*" fo:start-indent="0cm" fo:end-indent="0cm"/>
          <style:column style:rel-width="1559*" fo:start-indent="0cm" fo:end-indent="0cm"/>
          <style:column style:rel-width="1559*" fo:start-indent="0cm" fo:end-indent="0cm"/>
          <style:column style:rel-width="1560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16">НАЦІОНАЛЬНИЙ ТЕХНІЧНИЙ УНІВЕРСИТЕТ УКРАЇНИ</text:p>
      <text:p text:style-name="P16">«КИЇВСЬКИЙ ПОЛІТЕХНІЧНИЙ ІНСТИТУТ ім. Ігоря Сікорського»</text:p>
      <text:p text:style-name="P16">ФІЗИКО-ТЕХНІЧНИЙ ІНСТИТУТ</text:p>
      <text:p text:style-name="P4"/>
      <text:p text:style-name="P2"/>
      <text:p text:style-name="P18">Протокол</text:p>
      <text:p text:style-name="P20"><text:bookmark text:name="_heading=h.gjdgxs"/>до лабораторної роботи №1</text:p>
      <text:p text:style-name="P21">з Методiв Обчисленнь</text:p>
      <text:p text:style-name="P6"><text:span text:style-name="T2">«</text:span><text:span text:style-name="T1">Експериментальна оцінка ентропії на символ джерела</text:span></text:p>
      <text:p text:style-name="P7"><text:span text:style-name="T1">відкритого тексту</text:span><text:span text:style-name="T2">»</text:span></text:p>
      <text:p text:style-name="P2"/>
      <text:p text:style-name="P3"/>
      <text:p text:style-name="P5"><text:span text:style-name="T3"><text:s text:c="49"/></text:span><text:span text:style-name="T4">Підготував:</text:span></text:p>
      <text:p text:style-name="P19"><text:s text:c="61"/>студент групи ФІ-83</text:p>
      <text:p text:style-name="P19"><text:s text:c="60"/>Яценко Артем Ігорович</text:p>
      <text:p text:style-name="P19"><text:s text:c="54"/></text:p>
      <text:p text:style-name="P25"><text:s text:c="25"/>Викладач:</text:p>
      <text:p text:style-name="P11"><text:span text:style-name="T4"><text:s/><text:tab/><text:tab/> <text:s text:c="7"/></text:span><text:span text:style-name="T5">Деркач Олександр Григорович</text:span></text:p>
      <text:p text:style-name="P12"/>
      <text:p text:style-name="P13"/>
      <text:p text:style-name="P13"/>
      <text:p text:style-name="P26">Перевірено:_____________________</text:p>
      <text:p text:style-name="P17">Київ – 2021</text:p>
      <text:p text:style-name="LO-normal"/>
      <text:h text:style-name="P1" text:outline-level="1"/>
      <text:h text:style-name="P14" text:outline-level="1">Мета:</text:h>
      <text:p text:style-name="P27">Засвоєння понять ентропії на символ джерела та його надлишковості, вивчення та</text:p>
      <text:p text:style-name="P27">порівняння різних моделей джерела відкритого тексту для наближеного визначення</text:p>
      <text:p text:style-name="P27">ентропії, набуття практичних навичок щодо оцінки ентропії на символ джерела.</text:p>
      <text:p text:style-name="P8"><text:span text:style-name="T7">П</text:span>остановк<text:span text:style-name="T7">а</text:span> задачі:</text:p>
      <text:p text:style-name="P10"><text:span text:style-name="T6"><text:tab/>1.</text:span> Написати програми для підрахунку частот букв і частот біграм в тексті, а також підрахунку H 1 та H 2 за безпосереднім означенням. Підрахувати частоти букв та біграм, атакож значення H 1 та H 2 на довільно обраному тексті російською мовою достатньої довжини (щонайменше 1Мб), де імовірності замінити відповідними частотами. Також одержати значення H 1 та H 2 на тому ж тексті, в якому вилучено всі пробіли.</text:p>
      <text:p text:style-name="P10"><text:span text:style-name="T6"><text:tab/>2.</text:span>За допомогою програми CoolPinkProgram оцінити значення H (10), H (20), H (30) .</text:p>
      <text:p text:style-name="P10"><text:span text:style-name="T6"><text:tab/>3.</text:span> Використовуючи отримані значення ентропії, оцінити надлишковість російської</text:p>
      <text:p text:style-name="P10">мови в різних моделях джерела.</text:p>
      <text:p text:style-name="P9">Таблицi частот:</text:p>
      <text:p text:style-name="P22">Mono <text:span text:style-name="T8">with space:</text:span></text:p>
      <text:section text:style-name="Sect1" text:name="Раздел1">
        <text:p text:style-name="P22">"ъ": 395</text:p>
        <text:p text:style-name="P22">"ф": 1347</text:p>
        <text:p text:style-name="P22">"ц": 3469</text:p>
        <text:p text:style-name="P22">"щ": 3798</text:p>
        <text:p text:style-name="P22">"э": 4768</text:p>
        <text:p text:style-name="P22">"ю": 8417</text:p>
        <text:p text:style-name="P22">"х": 10238</text:p>
        <text:p text:style-name="P22">"ш": 11631</text:p>
        <text:p text:style-name="P22">"й": 13756</text:p>
        <text:p text:style-name="P22">"ж": 15355</text:p>
        <text:p text:style-name="P22">"з": 21917</text:p>
        <text:p text:style-name="P22">"ч": 22828</text:p>
        <text:p text:style-name="P22">"б": 23533</text:p>
        <text:p text:style-name="P22">"г": 24314</text:p>
        <text:p text:style-name="P22">"ы": 24780</text:p>
        <text:p text:style-name="P22">"ь": 26789</text:p>
        <text:p text:style-name="P22">"я": 29033</text:p>
        <text:p text:style-name="P22">"п": 32268</text:p>
        <text:p text:style-name="P22">"у": 36463</text:p>
        <text:p text:style-name="P22">"м": 38349</text:p>
        <text:p text:style-name="P22">"д": 39783</text:p>
        <text:p text:style-name="P22">"к": 45865</text:p>
        <text:p text:style-name="P22">"р": 52651</text:p>
        <text:p text:style-name="P22">"в": 62905</text:p>
        <text:p text:style-name="P22">"л": 67554</text:p>
        <text:p text:style-name="P22">"с": 70543</text:p>
        <text:p text:style-name="P22">"т": 80110</text:p>
        <text:p text:style-name="P22">"и": 88241</text:p>
        <text:p text:style-name="P22">"н": 92671</text:p>
        <text:p text:style-name="P22">"а": 111200</text:p>
        <text:p text:style-name="P22">"е": 117370</text:p>
        <text:p text:style-name="P22">"о": 154106</text:p>
        <text:p text:style-name="P22">" ": 263084</text:p>
        <text:p text:style-name="P22"/>
        <text:p text:style-name="P22"/>
        <text:p text:style-name="P22"/>
      </text:section>
      <text:p text:style-name="P24">Bi with space crossing</text:p>
      <text:section text:style-name="Sect2" text:name="Раздел2">
        <text:p text:style-name="P23">"жц": 1</text:p>
        <text:p text:style-name="P23">"ьж": 2</text:p>
        <text:p text:style-name="P23">"нш": 3</text:p>
        <text:p text:style-name="P23">"эй": 4</text:p>
        <text:p text:style-name="P23">"мщ": 5</text:p>
        <text:p text:style-name="P23">"йэ": 6</text:p>
        <text:p text:style-name="P23">"мш": 7</text:p>
        <text:p text:style-name="P23">"юц": 8</text:p>
        <text:p text:style-name="P23">"яэ": 9</text:p>
        <text:p text:style-name="P23">"юг": 10</text:p>
        <text:p text:style-name="P23">"чс": 11</text:p>
        <text:p text:style-name="P23">"ыу": 12</text:p>
        <text:p text:style-name="P23">"кж": 13</text:p>
        <text:p text:style-name="P23">"дж": 14</text:p>
        <text:p text:style-name="P23">"ыо": 15</text:p>
        <text:p text:style-name="P23">"хп": 16</text:p>
        <text:p text:style-name="P23">"кш": 17</text:p>
        <text:p text:style-name="P23">"тх": 18</text:p>
        <text:p text:style-name="P23">"пц": 19</text:p>
        <text:p text:style-name="P23">"аэ": 20</text:p>
        <text:p text:style-name="P23">"тщ": 21</text:p>
        <text:p text:style-name="P23">"пш": 22</text:p>
        <text:p text:style-name="P23">"нф": 23</text:p>
        <text:p text:style-name="P23">"лв": 24</text:p>
        <text:p text:style-name="P23">"вб": 25</text:p>
        <text:p text:style-name="P23">"тм": 26</text:p>
        <text:p text:style-name="P23">"уи": 27</text:p>
        <text:p text:style-name="P23">"кк": 30</text:p>
        <text:p text:style-name="P23">"фл": 31</text:p>
        <text:p text:style-name="P23">"йа": 32</text:p>
        <text:p text:style-name="P23">"рц": 35</text:p>
        <text:p text:style-name="P23">"дб": 36</text:p>
        <text:p text:style-name="P23">"зп": 37</text:p>
        <text:p text:style-name="P23">"фу": 38</text:p>
        <text:p text:style-name="P23">"йо": 39</text:p>
        <text:p text:style-name="P23">"мд": 40</text:p>
        <text:p text:style-name="P23">"юш": 42</text:p>
        <text:p text:style-name="P23">"ф ": 44</text:p>
        <text:p text:style-name="P23">"уф": 45</text:p>
        <text:p text:style-name="P23">"яб": 47</text:p>
        <text:p text:style-name="P23">"рщ": 48</text:p>
        <text:p text:style-name="P23">"гс": 49</text:p>
        <text:p text:style-name="P23">"лт": 50</text:p>
        <text:p text:style-name="P23">"ьп": 51</text:p>
        <text:p text:style-name="P23">"яц": 52</text:p>
        <text:p text:style-name="P23">"бд": 54</text:p>
        <text:p text:style-name="P23">"юю": 55</text:p>
        <text:p text:style-name="P23">"эл": 58</text:p>
        <text:p text:style-name="P23">"юр": 59</text:p>
        <text:p text:style-name="P23">"эк": 60</text:p>
        <text:p text:style-name="P23">"гч": 63</text:p>
        <text:p text:style-name="P23">"жо": 64</text:p>
        <text:p text:style-name="P23">"жч": 66</text:p>
        <text:p text:style-name="P23">"йц": 67</text:p>
        <text:p text:style-name="P23">"жь": 68</text:p>
        <text:p text:style-name="P23">"ьо": 69</text:p>
        <text:p text:style-name="P23">"жб": 70</text:p>
        <text:p text:style-name="P23">"мм": 71</text:p>
        <text:p text:style-name="P23">"чл": 72</text:p>
        <text:p text:style-name="P23">"сц": 73</text:p>
        <text:p text:style-name="P23">"зс": 74</text:p>
        <text:p text:style-name="P23">"ау": 75</text:p>
        <text:p text:style-name="P23">"юн": 76</text:p>
        <text:p text:style-name="P23">"йш": 77</text:p>
        <text:p text:style-name="P23">"яр": 78</text:p>
        <text:p text:style-name="P23">"сб": 79</text:p>
        <text:p text:style-name="P23">"лп": 80</text:p>
        <text:p text:style-name="P23">"фь": 81</text:p>
        <text:p text:style-name="P23">"хм": 82</text:p>
        <text:p text:style-name="P23">"рл": 83</text:p>
        <text:p text:style-name="P23">"ьг": 85</text:p>
        <text:p text:style-name="P23">"аа": 86</text:p>
        <text:p text:style-name="P23">"бх": 88</text:p>
        <text:p text:style-name="P23">"зч": 90</text:p>
        <text:p text:style-name="P23">"оу": 92</text:p>
        <text:p text:style-name="P23">"зз": 94</text:p>
        <text:p text:style-name="P23">"бм": 95</text:p>
        <text:p text:style-name="P23">"пк": 96</text:p>
        <text:p text:style-name="P23">"пн": 97</text:p>
        <text:p text:style-name="P23">"тп": 99</text:p>
        <text:p text:style-name="P23">"мк": 100</text:p>
        <text:p text:style-name="P23">"шт": 101</text:p>
        <text:p text:style-name="P23">"мь": 102</text:p>
        <text:p text:style-name="P23">"рч": 104</text:p>
        <text:p text:style-name="P23">"дп": 110</text:p>
        <text:p text:style-name="P23">"мт": 111</text:p>
        <text:p text:style-name="P23">"еа": 112</text:p>
        <text:p text:style-name="P23">"дм": 113</text:p>
        <text:p text:style-name="P23">"бс": 115</text:p>
        <text:p text:style-name="P23">"ьч": 118</text:p>
        <text:p text:style-name="P23">"нг": 124</text:p>
        <text:p text:style-name="P23">"фо": 126</text:p>
        <text:p text:style-name="P23">"оц": 128</text:p>
        <text:p text:style-name="P23">"вч": 130</text:p>
        <text:p text:style-name="P23">"йч": 132</text:p>
        <text:p text:style-name="P23">"нр": 133</text:p>
        <text:p text:style-name="P23">"тт": 137</text:p>
        <text:p text:style-name="P23">"щу": 138</text:p>
        <text:p text:style-name="P23">"ьб": 139</text:p>
        <text:p text:style-name="P23">"бв": 140</text:p>
        <text:p text:style-name="P23">"хл": 143</text:p>
        <text:p text:style-name="P23">"ьт": 144</text:p>
        <text:p text:style-name="P23">"жк": 145</text:p>
        <text:p text:style-name="P23">"ыг": 148</text:p>
        <text:p text:style-name="P23">"йл": 151</text:p>
        <text:p text:style-name="P23">"яю": 154</text:p>
        <text:p text:style-name="P23">"рх": 155</text:p>
        <text:p text:style-name="P23">"жс": 156</text:p>
        <text:p text:style-name="P23">"ьц": 157</text:p>
        <text:p text:style-name="P23">" щ": 161</text:p>
        <text:p text:style-name="P23">"хи": 162</text:p>
        <text:p text:style-name="P23">"цк": 164</text:p>
        <text:p text:style-name="P23">"дш": 166</text:p>
        <text:p text:style-name="P23">"зж": 172</text:p>
        <text:p text:style-name="P23">"ср": 175</text:p>
        <text:p text:style-name="P23">"бъ": 177</text:p>
        <text:p text:style-name="P23">"ац": 178</text:p>
        <text:p text:style-name="P23">"рю": 180</text:p>
        <text:p text:style-name="P23">"рм": 183</text:p>
        <text:p text:style-name="P23">"ио": 185</text:p>
        <text:p text:style-name="P23">"ъя": 187</text:p>
        <text:p text:style-name="P23">"еи": 189</text:p>
        <text:p text:style-name="P23">"мс": 190</text:p>
        <text:p text:style-name="P23">"яй": 191</text:p>
        <text:p text:style-name="P23">"як": 193</text:p>
        <text:p text:style-name="P23">"лг": 194</text:p>
        <text:p text:style-name="P23">"сю": 195</text:p>
        <text:p text:style-name="P23">"лч": 197</text:p>
        <text:p text:style-name="P23">"ып": 199</text:p>
        <text:p text:style-name="P23">"сх": 204</text:p>
        <text:p text:style-name="P23">"яч": 206</text:p>
        <text:p text:style-name="P23">"ци": 216</text:p>
        <text:p text:style-name="P23">"аи": 218</text:p>
        <text:p text:style-name="P23">"тд": 220</text:p>
        <text:p text:style-name="P23">"фр": 221</text:p>
        <text:p text:style-name="P23">"ху": 222</text:p>
        <text:p text:style-name="P23">"ощ": 227</text:p>
        <text:p text:style-name="P23">"цы": 228</text:p>
        <text:p text:style-name="P23">"ищ": 235</text:p>
        <text:p text:style-name="P23">"ыд": 236</text:p>
        <text:p text:style-name="P23">"вм": 237</text:p>
        <text:p text:style-name="P23">"вк": 242</text:p>
        <text:p text:style-name="P23">"ец": 243</text:p>
        <text:p text:style-name="P23">"нщ": 250</text:p>
        <text:p text:style-name="P23">"ип": 253</text:p>
        <text:p text:style-name="P23">"ню": 255</text:p>
        <text:p text:style-name="P23">"зь": 257</text:p>
        <text:p text:style-name="P23">"ц ": 259</text:p>
        <text:p text:style-name="P23">"ык": 260</text:p>
        <text:p text:style-name="P23">"кв": 267</text:p>
        <text:p text:style-name="P23">"чш": 268</text:p>
        <text:p text:style-name="P23">"ьз": 276</text:p>
        <text:p text:style-name="P23">"гн": 279</text:p>
        <text:p text:style-name="P23">"дц": 283</text:p>
        <text:p text:style-name="P23">"юс": 284</text:p>
        <text:p text:style-name="P23">"ях": 286</text:p>
        <text:p text:style-name="P23">"зл": 288</text:p>
        <text:p text:style-name="P23">"рс": 290</text:p>
        <text:p text:style-name="P23">"вь": 298</text:p>
        <text:p text:style-name="P23">"зр": 299</text:p>
        <text:p text:style-name="P23">"ущ": 301</text:p>
        <text:p text:style-name="P23">"дт": 307</text:p>
        <text:p text:style-name="P23"><text:soft-page-break/>"ящ": 312</text:p>
        <text:p text:style-name="P23">"цу": 327</text:p>
        <text:p text:style-name="P23">"вп": 329</text:p>
        <text:p text:style-name="P23">"ащ": 330</text:p>
        <text:p text:style-name="P23">"дк": 331</text:p>
        <text:p text:style-name="P23">"рш": 341</text:p>
        <text:p text:style-name="P23">"рб": 342</text:p>
        <text:p text:style-name="P23">"зе": 348</text:p>
        <text:p text:style-name="P23">"бщ": 355</text:p>
        <text:p text:style-name="P23">"ьм": 356</text:p>
        <text:p text:style-name="P23">"вт": 361</text:p>
        <text:p text:style-name="P23">"ию": 365</text:p>
        <text:p text:style-name="P23">"ео": 368</text:p>
        <text:p text:style-name="P23">"йд": 373</text:p>
        <text:p text:style-name="P23">" ц": 374</text:p>
        <text:p text:style-name="P23">"нц": 377</text:p>
        <text:p text:style-name="P23">"оо": 381</text:p>
        <text:p text:style-name="P23">"аф": 382</text:p>
        <text:p text:style-name="P23">"жу": 387</text:p>
        <text:p text:style-name="P23">"пы": 392</text:p>
        <text:p text:style-name="P23">"юд": 393</text:p>
        <text:p text:style-name="P23">"бк": 398</text:p>
        <text:p text:style-name="P23">"уе": 403</text:p>
        <text:p text:style-name="P23">"вя": 409</text:p>
        <text:p text:style-name="P23">"ют": 410</text:p>
        <text:p text:style-name="P23">"зм": 411</text:p>
        <text:p text:style-name="P23">"нк": 417</text:p>
        <text:p text:style-name="P23">"нч": 420</text:p>
        <text:p text:style-name="P23">"ун": 421</text:p>
        <text:p text:style-name="P23">"йт": 423</text:p>
        <text:p text:style-name="P23">"тл": 425</text:p>
        <text:p text:style-name="P23">"ж ": 441</text:p>
        <text:p text:style-name="P23">"цо": 445</text:p>
        <text:p text:style-name="P23">"яв": 447</text:p>
        <text:p text:style-name="P23">"шу": 451</text:p>
        <text:p text:style-name="P23">"ыр": 452</text:p>
        <text:p text:style-name="P23">"уз": 454</text:p>
        <text:p text:style-name="P23">"фи": 458</text:p>
        <text:p text:style-name="P23">"ща": 459</text:p>
        <text:p text:style-name="P23">"ух": 463</text:p>
        <text:p text:style-name="P23">"рж": 465</text:p>
        <text:p text:style-name="P23">"зи": 467</text:p>
        <text:p text:style-name="P23">"яж": 471</text:p>
        <text:p text:style-name="P23">"рв": 473</text:p>
        <text:p text:style-name="P23">"йн": 475</text:p>
        <text:p text:style-name="P23">"бн": 482</text:p>
        <text:p text:style-name="P23">"яз": 489</text:p>
        <text:p text:style-name="P23">"иж": 501</text:p>
        <text:p text:style-name="P23">"дс": 502</text:p>
        <text:p text:style-name="P23">"кл": 504</text:p>
        <text:p text:style-name="P23">"ям": 506</text:p>
        <text:p text:style-name="P23">"вд": 512</text:p>
        <text:p text:style-name="P23">"ге": 517</text:p>
        <text:p text:style-name="P23">"сы": 522</text:p>
        <text:p text:style-name="P23">"сд": 525</text:p>
        <text:p text:style-name="P23">"ох": 526</text:p>
        <text:p text:style-name="P23">"ющ": 527</text:p>
        <text:p text:style-name="P23">"пя": 542</text:p>
        <text:p text:style-name="P23">"зо": 545</text:p>
        <text:p text:style-name="P23">" ф": 550</text:p>
        <text:p text:style-name="P23">"шк": 553</text:p>
        <text:p text:style-name="P23">"ын": 556</text:p>
        <text:p text:style-name="P23">"рд": 558</text:p>
        <text:p text:style-name="P23">"рг": 561</text:p>
        <text:p text:style-name="P23">"зы": 572</text:p>
        <text:p text:style-name="P23">"шн": 583</text:p>
        <text:p text:style-name="P23">"б ": 602</text:p>
        <text:p text:style-name="P23">"лж": 611</text:p>
        <text:p text:style-name="P23">"иб": 615</text:p>
        <text:p text:style-name="P23">"ью": 617</text:p>
        <text:p text:style-name="P23">"иш": 626</text:p>
        <text:p text:style-name="P23">"мя": 632</text:p>
        <text:p text:style-name="P23">"дя": 644</text:p>
        <text:p text:style-name="P23">"иг": 654</text:p>
        <text:p text:style-name="P23">"ею": 658</text:p>
        <text:p text:style-name="P23">"ьш": 660</text:p>
        <text:p text:style-name="P23">"ыш": 672</text:p>
        <text:p text:style-name="P23">"сч": 676</text:p>
        <text:p text:style-name="P23">"ьи": 690</text:p>
        <text:p text:style-name="P23">"рт": 714</text:p>
        <text:p text:style-name="P23">"пл": 718</text:p>
        <text:p text:style-name="P23">"ца": 745</text:p>
        <text:p text:style-name="P23">"зя": 766</text:p>
        <text:p text:style-name="P23">"тк": 769</text:p>
        <text:p text:style-name="P23">"йс": 777</text:p>
        <text:p text:style-name="P23">"чн": 778</text:p>
        <text:p text:style-name="P23">"ье": 781</text:p>
        <text:p text:style-name="P23">"ке": 786</text:p>
        <text:p text:style-name="P23">"су": 789</text:p>
        <text:p text:style-name="P23">"шь": 795</text:p>
        <text:p text:style-name="P23">"ир": 797</text:p>
        <text:p text:style-name="P23">"ды": 810</text:p>
        <text:p text:style-name="P23">"бя": 821</text:p>
        <text:p text:style-name="P23">"оя": 822</text:p>
        <text:p text:style-name="P23">"ур": 831</text:p>
        <text:p text:style-name="P23">"ай": 840</text:p>
        <text:p text:style-name="P23">"зг": 849</text:p>
        <text:p text:style-name="P23">"тя": 851</text:p>
        <text:p text:style-name="P23">"шл": 864</text:p>
        <text:p text:style-name="P23">"ии": 872</text:p>
        <text:p text:style-name="P23">"вз": 874</text:p>
        <text:p text:style-name="P23">"сс": 878</text:p>
        <text:p text:style-name="P23">"яд": 908</text:p>
        <text:p text:style-name="P23">"уп": 911</text:p>
        <text:p text:style-name="P23">"рк": 919</text:p>
        <text:p text:style-name="P23">"р ": 943</text:p>
        <text:p text:style-name="P23">"аб": 945</text:p>
        <text:p text:style-name="P23">"аг": 946</text:p>
        <text:p text:style-name="P23">"гу": 951</text:p>
        <text:p text:style-name="P23">"ап": 952</text:p>
        <text:p text:style-name="P23">"ещ": 979</text:p>
        <text:p text:style-name="P23">"це": 998</text:p>
        <text:p text:style-name="P23">"кн": 1009</text:p>
        <text:p text:style-name="P23">"юб": 1010</text:p>
        <text:p text:style-name="P23">"рн": 1015</text:p>
        <text:p text:style-name="P23">"аш": 1022</text:p>
        <text:p text:style-name="P23">"г ": 1024</text:p>
        <text:p text:style-name="P23">"нд": 1047</text:p>
        <text:p text:style-name="P23">"щи": 1050</text:p>
        <text:p text:style-name="P23">"ву": 1065</text:p>
        <text:p text:style-name="P23">"гр": 1070</text:p>
        <text:p text:style-name="P23">" ш": 1109</text:p>
        <text:p text:style-name="P23">"ян": 1117</text:p>
        <text:p text:style-name="P23">"уш": 1120</text:p>
        <text:p text:style-name="P23">"ч ": 1139</text:p>
        <text:p text:style-name="P23">"ои": 1167</text:p>
        <text:p text:style-name="P23">"ыс": 1189</text:p>
        <text:p text:style-name="P23">"ги": 1192</text:p>
        <text:p text:style-name="P23">"зд": 1198</text:p>
        <text:p text:style-name="P23">"пи": 1210</text:p>
        <text:p text:style-name="P23">"вл": 1215</text:p>
        <text:p text:style-name="P23">"дв": 1218</text:p>
        <text:p text:style-name="P23">"жд": 1219</text:p>
        <text:p text:style-name="P23">"би": 1223</text:p>
        <text:p text:style-name="P23">"бл": 1228</text:p>
        <text:p text:style-name="P23">"ых": 1241</text:p>
        <text:p text:style-name="P23">"зв": 1256</text:p>
        <text:p text:style-name="P23">"ач": 1257</text:p>
        <text:p text:style-name="P23">"ук": 1258</text:p>
        <text:p text:style-name="P23">"дь": 1259</text:p>
        <text:p text:style-name="P23">"дл": 1264</text:p>
        <text:p text:style-name="P23">"иц": 1271</text:p>
        <text:p text:style-name="P23">"еж": 1287</text:p>
        <text:p text:style-name="P23">"ою": 1292</text:p>
        <text:p text:style-name="P23">"га": 1304</text:p>
        <text:p text:style-name="P23">"ха": 1309</text:p>
        <text:p text:style-name="P23">"см": 1312</text:p>
        <text:p text:style-name="P23">"тс": 1314</text:p>
        <text:p text:style-name="P23">"ах": 1320</text:p>
        <text:p text:style-name="P23">"ял": 1324</text:p>
        <text:p text:style-name="P23">"ба": 1352</text:p>
        <text:p text:style-name="P23">"аю": 1359</text:p>
        <text:p text:style-name="P23">"ьс": 1368</text:p>
        <text:p text:style-name="P23">"уч": 1396</text:p>
        <text:p text:style-name="P23">"яс": 1402</text:p>
        <text:p text:style-name="P23">"рь": 1409</text:p>
        <text:p text:style-name="P23">"ря": 1412</text:p>
        <text:p text:style-name="P23">"еч": 1413</text:p>
        <text:p text:style-name="P23">"мы": 1449</text:p>
        <text:p text:style-name="P23">"ша": 1461</text:p>
        <text:p text:style-name="P23">"ые": 1480</text:p>
        <text:p text:style-name="P23">"д ": 1484</text:p>
        <text:p text:style-name="P23">"чу": 1490</text:p>
        <text:p text:style-name="P23">"сн": 1502</text:p>
        <text:p text:style-name="P23">"еш": 1513</text:p>
        <text:p text:style-name="P23">"лы": 1522</text:p>
        <text:p text:style-name="P23">"ую": 1524</text:p>
        <text:p text:style-name="P23">"бу": 1558</text:p>
        <text:p text:style-name="P23"><text:soft-page-break/>"ыв": 1563</text:p>
        <text:p text:style-name="P23">"ус": 1570</text:p>
        <text:p text:style-name="P23">"уг": 1582</text:p>
        <text:p text:style-name="P23">"жн": 1583</text:p>
        <text:p text:style-name="P23">"з ": 1584</text:p>
        <text:p text:style-name="P23">"ае": 1586</text:p>
        <text:p text:style-name="P23">"оз": 1588</text:p>
        <text:p text:style-name="P23">"лю": 1599</text:p>
        <text:p text:style-name="P23">"нс": 1631</text:p>
        <text:p text:style-name="P23">"вр": 1660</text:p>
        <text:p text:style-name="P23">"тн": 1703</text:p>
        <text:p text:style-name="P23">"бр": 1718</text:p>
        <text:p text:style-name="P23">"ут": 1724</text:p>
        <text:p text:style-name="P23">"вш": 1731</text:p>
        <text:p text:style-name="P23">"оп": 1785</text:p>
        <text:p text:style-name="P23">"лс": 1788</text:p>
        <text:p text:style-name="P23">"аж": 1793</text:p>
        <text:p text:style-name="P23">"ту": 1825</text:p>
        <text:p text:style-name="P23">"па": 1834</text:p>
        <text:p text:style-name="P23">"ул": 1845</text:p>
        <text:p text:style-name="P23">"ым": 1852</text:p>
        <text:p text:style-name="P23">"ез": 1863</text:p>
        <text:p text:style-name="P23">"гд": 1864</text:p>
        <text:p text:style-name="P23">"ый": 1868</text:p>
        <text:p text:style-name="P23">"ув": 1872</text:p>
        <text:p text:style-name="P23">"лу": 1884</text:p>
        <text:p text:style-name="P23">"ум": 1917</text:p>
        <text:p text:style-name="P23">"ьн": 1946</text:p>
        <text:p text:style-name="P23">"ры": 1949</text:p>
        <text:p text:style-name="P23">"ьк": 1969</text:p>
        <text:p text:style-name="P23">"нь": 1979</text:p>
        <text:p text:style-name="P23">"вн": 2005</text:p>
        <text:p text:style-name="P23">"ош": 2006</text:p>
        <text:p text:style-name="P23">"их": 2046</text:p>
        <text:p text:style-name="P23">"ще": 2050</text:p>
        <text:p text:style-name="P23">"ий": 2051</text:p>
        <text:p text:style-name="P23">"си": 2068</text:p>
        <text:p text:style-name="P23">"мн": 2103</text:p>
        <text:p text:style-name="P23">"еб": 2106</text:p>
        <text:p text:style-name="P23">" <text:s/>": 2137</text:p>
        <text:p text:style-name="P23">"кр": 2196</text:p>
        <text:p text:style-name="P23">"ят": 2221</text:p>
        <text:p text:style-name="P23">"еп": 2231</text:p>
        <text:p text:style-name="P23">"ку": 2237</text:p>
        <text:p text:style-name="P23">"жа": 2250</text:p>
        <text:p text:style-name="P23">"жи": 2304</text:p>
        <text:p text:style-name="P23">"ты": 2377</text:p>
        <text:p text:style-name="P23">"др": 2399</text:p>
        <text:p text:style-name="P23">" х": 2409</text:p>
        <text:p text:style-name="P23">"гл": 2414</text:p>
        <text:p text:style-name="P23">"дн": 2418</text:p>
        <text:p text:style-name="P23">"ик": 2463</text:p>
        <text:p text:style-name="P23">"ши": 2468</text:p>
        <text:p text:style-name="P23">"уд": 2479</text:p>
        <text:p text:style-name="P23">"ок": 2533</text:p>
        <text:p text:style-name="P23">"оч": 2567</text:p>
        <text:p text:style-name="P23">"ия": 2694</text:p>
        <text:p text:style-name="P23">"из": 2712</text:p>
        <text:p text:style-name="P23">"сп": 2714</text:p>
        <text:p text:style-name="P23">"ля": 2756</text:p>
        <text:p text:style-name="P23">"уж": 2777</text:p>
        <text:p text:style-name="P23">"са": 2801</text:p>
        <text:p text:style-name="P23">"ня": 2802</text:p>
        <text:p text:style-name="P23">"ек": 2872</text:p>
        <text:p text:style-name="P23">"св": 2906</text:p>
        <text:p text:style-name="P23">"ду": 2910</text:p>
        <text:p text:style-name="P23">"ич": 2996</text:p>
        <text:p text:style-name="P23">"ож": 3064</text:p>
        <text:p text:style-name="P23">"зн": 3066</text:p>
        <text:p text:style-name="P23">"бо": 3138</text:p>
        <text:p text:style-name="P23">" я": 3179</text:p>
        <text:p text:style-name="P23">"бе": 3235</text:p>
        <text:p text:style-name="P23">"ди": 3255</text:p>
        <text:p text:style-name="P23">"ис": 3285</text:p>
        <text:p text:style-name="P23">"пе": 3286</text:p>
        <text:p text:style-name="P23">"ча": 3540</text:p>
        <text:p text:style-name="P23">"ее": 3543</text:p>
        <text:p text:style-name="P23">"хо": 3563</text:p>
        <text:p text:style-name="P23">"ад": 3600</text:p>
        <text:p text:style-name="P23">"ру": 3610</text:p>
        <text:p text:style-name="P23">"ар": 3625</text:p>
        <text:p text:style-name="P23">"ше": 3638</text:p>
        <text:p text:style-name="P23">"со": 3751</text:p>
        <text:p text:style-name="P23">"ие": 3779</text:p>
        <text:p text:style-name="P23">"вы": 3841</text:p>
        <text:p text:style-name="P23">"тр": 3848</text:p>
        <text:p text:style-name="P23">"ам": 3850</text:p>
        <text:p text:style-name="P23">"ая": 3901</text:p>
        <text:p text:style-name="P23">"ма": 3909</text:p>
        <text:p text:style-name="P23">"ед": 3922</text:p>
        <text:p text:style-name="P23">"ну": 3934</text:p>
        <text:p text:style-name="P23">"ое": 3956</text:p>
        <text:p text:style-name="P23">"ей": 3986</text:p>
        <text:p text:style-name="P23">"сл": 3991</text:p>
        <text:p text:style-name="P23">"ев": 3999</text:p>
        <text:p text:style-name="P23">" ж": 4043</text:p>
        <text:p text:style-name="P23">"х ": 4122</text:p>
        <text:p text:style-name="P23">"ыл": 4139</text:p>
        <text:p text:style-name="P23">"ми": 4150</text:p>
        <text:p text:style-name="P23">"тв": 4161</text:p>
        <text:p text:style-name="P23">"ив": 4339</text:p>
        <text:p text:style-name="P23">"им": 4434</text:p>
        <text:p text:style-name="P23">"му": 4442</text:p>
        <text:p text:style-name="P23">"ны": 4453</text:p>
        <text:p text:style-name="P23">"ки": 4463</text:p>
        <text:p text:style-name="P23">" а": 4488</text:p>
        <text:p text:style-name="P23">"нн": 4527</text:p>
        <text:p text:style-name="P23">"с ": 4532</text:p>
        <text:p text:style-name="P23">"сь": 4552</text:p>
        <text:p text:style-name="P23">" э": 4555</text:p>
        <text:p text:style-name="P23">"эт": 4571</text:p>
        <text:p text:style-name="P23">"ой": 4621</text:p>
        <text:p text:style-name="P23">"ме": 4630</text:p>
        <text:p text:style-name="P23">"ся": 4804</text:p>
        <text:p text:style-name="P23">"ав": 4979</text:p>
        <text:p text:style-name="P23">"мо": 5078</text:p>
        <text:p text:style-name="P23">"ю ": 5257</text:p>
        <text:p text:style-name="P23">"че": 5294</text:p>
        <text:p text:style-name="P23">" г": 5320</text:p>
        <text:p text:style-name="P23">"об": 5401</text:p>
        <text:p text:style-name="P23">"ль": 5538</text:p>
        <text:p text:style-name="P23">"вс": 5568</text:p>
        <text:p text:style-name="P23">" л": 5577</text:p>
        <text:p text:style-name="P23">"ас": 5645</text:p>
        <text:p text:style-name="P23">"до": 5918</text:p>
        <text:p text:style-name="P23">"ег": 5953</text:p>
        <text:p text:style-name="P23">" р": 5975</text:p>
        <text:p text:style-name="P23">"ти": 6002</text:p>
        <text:p text:style-name="P23">"ес": 6032</text:p>
        <text:p text:style-name="P23">"ит": 6095</text:p>
        <text:p text:style-name="P23">"ем": 6413</text:p>
        <text:p text:style-name="P23">"ы ": 6519</text:p>
        <text:p text:style-name="P23">"ин": 6528</text:p>
        <text:p text:style-name="P23">"же": 6560</text:p>
        <text:p text:style-name="P23">" з": 6570</text:p>
        <text:p text:style-name="P23">" у": 6606</text:p>
        <text:p text:style-name="P23">"бы": 6656</text:p>
        <text:p text:style-name="P23">"т ": 6692</text:p>
        <text:p text:style-name="P23">"од": 6700</text:p>
        <text:p text:style-name="P23">"ат": 6708</text:p>
        <text:p text:style-name="P23">"ве": 6714</text:p>
        <text:p text:style-name="P23">"аз": 6760</text:p>
        <text:p text:style-name="P23">"ак": 6763</text:p>
        <text:p text:style-name="P23">"да": 6796</text:p>
        <text:p text:style-name="P23">"ри": 7007</text:p>
        <text:p text:style-name="P23">"се": 7082</text:p>
        <text:p text:style-name="P23">"ил": 7114</text:p>
        <text:p text:style-name="P23">"ан": 7123</text:p>
        <text:p text:style-name="P23">"чт": 7192</text:p>
        <text:p text:style-name="P23">"де": 7223</text:p>
        <text:p text:style-name="P23">"ет": 7224</text:p>
        <text:p text:style-name="P23">"ог": 7263</text:p>
        <text:p text:style-name="P23">"ви": 7275</text:p>
        <text:p text:style-name="P23">"к ": 7441</text:p>
        <text:p text:style-name="P23">"ом": 7612</text:p>
        <text:p text:style-name="P23">"ск": 7874</text:p>
        <text:p text:style-name="P23">"та": 7919</text:p>
        <text:p text:style-name="P23">"те": 7943</text:p>
        <text:p text:style-name="P23">"ре": 8195</text:p>
        <text:p text:style-name="P23">"ер": 8200</text:p>
        <text:p text:style-name="P23">"в ": 8287</text:p>
        <text:p text:style-name="P23">"ле": 8327</text:p>
        <text:p text:style-name="P23">"ли": 8330</text:p>
        <text:p text:style-name="P23">" е": 8476</text:p>
        <text:p text:style-name="P23">"н ": 8535</text:p>
        <text:p text:style-name="P23">"ол": 8632</text:p>
        <text:p text:style-name="P23">"ор": 8662</text:p>
        <text:p text:style-name="P23">"за": 8674</text:p>
        <text:p text:style-name="P23"><text:soft-page-break/>"ва": 8703</text:p>
        <text:p text:style-name="P23">" м": 8704</text:p>
        <text:p text:style-name="P23">"ел": 9228</text:p>
        <text:p text:style-name="P23">"ос": 9273</text:p>
        <text:p text:style-name="P23">"ло": 9306</text:p>
        <text:p text:style-name="P23">"пр": 9882</text:p>
        <text:p text:style-name="P23">" ч": 10031</text:p>
        <text:p text:style-name="P23">"ть": 10072</text:p>
        <text:p text:style-name="P23">"у ": 10109</text:p>
        <text:p text:style-name="P23">"от": 10505</text:p>
        <text:p text:style-name="P23">"ра": 10691</text:p>
        <text:p text:style-name="P23">" б": 10751</text:p>
        <text:p text:style-name="P23">"ро": 10807</text:p>
        <text:p text:style-name="P23">"й ": 10829</text:p>
        <text:p text:style-name="P23">" д": 11156</text:p>
        <text:p text:style-name="P23">"во": 11176</text:p>
        <text:p text:style-name="P23">"ен": 11463</text:p>
        <text:p text:style-name="P23">"л ": 11501</text:p>
        <text:p text:style-name="P23">"ов": 11687</text:p>
        <text:p text:style-name="P23">"ни": 12062</text:p>
        <text:p text:style-name="P23">" т": 12223</text:p>
        <text:p text:style-name="P23">"ко": 12351</text:p>
        <text:p text:style-name="P23">"ка": 12359</text:p>
        <text:p text:style-name="P23">"ла": 12364</text:p>
        <text:p text:style-name="P23">"по": 13093</text:p>
        <text:p text:style-name="P23">"го": 13341</text:p>
        <text:p text:style-name="P23">"он": 13718</text:p>
        <text:p text:style-name="P23">" к": 13998</text:p>
        <text:p text:style-name="P23">"но": 15442</text:p>
        <text:p text:style-name="P23">"ал": 15617</text:p>
        <text:p text:style-name="P23">"не": 15999</text:p>
        <text:p text:style-name="P23">"ст": 16298</text:p>
        <text:p text:style-name="P23">"ь ": 16344</text:p>
        <text:p text:style-name="P23">"я ": 17465</text:p>
        <text:p text:style-name="P23">"на": 17479</text:p>
        <text:p text:style-name="P23">" и": 17544</text:p>
        <text:p text:style-name="P23">" о": 21242</text:p>
        <text:p text:style-name="P23">" п": 22057</text:p>
        <text:p text:style-name="P23">"то": 22917</text:p>
        <text:p text:style-name="P23">" в": 22924</text:p>
        <text:p text:style-name="P23">" н": 25346</text:p>
        <text:p text:style-name="P23">" с": 25536</text:p>
        <text:p text:style-name="P23">"и ": 28577</text:p>
        <text:p text:style-name="P23">"а ": 29225</text:p>
        <text:p text:style-name="P23">"е ": 29537</text:p>
        <text:p text:style-name="P23">"о ": 37538</text:p>
      </text:section>
      <text:h text:style-name="Heading_20_1" text:outline-level="1"/>
      <text:p text:style-name="P28">Bi with space no crossing</text:p>
      <text:section text:style-name="Sect2" text:name="Раздел3">
        <text:p text:style-name="P28">"пс": 1</text:p>
        <text:p text:style-name="P28">"нш": 2</text:p>
        <text:p text:style-name="P28">"чс": 3</text:p>
        <text:p text:style-name="P28">"йэ": 4</text:p>
        <text:p text:style-name="P28">"юг": 5</text:p>
        <text:p text:style-name="P28">"мш": 6</text:p>
        <text:p text:style-name="P28">"шп": 7</text:p>
        <text:p text:style-name="P28">"яа": 8</text:p>
        <text:p text:style-name="P28">"дж": 9</text:p>
        <text:p text:style-name="P28">"нб": 10</text:p>
        <text:p text:style-name="P28">"тм": 11</text:p>
        <text:p text:style-name="P28">"пц": 12</text:p>
        <text:p text:style-name="P28">"йп": 13</text:p>
        <text:p text:style-name="P28">"юл": 14</text:p>
        <text:p text:style-name="P28">"дб": 15</text:p>
        <text:p text:style-name="P28">"иу": 16</text:p>
        <text:p text:style-name="P28">"пш": 17</text:p>
        <text:p text:style-name="P28">"фл": 18</text:p>
        <text:p text:style-name="P28">"тф": 19</text:p>
        <text:p text:style-name="P28">"лд": 20</text:p>
        <text:p text:style-name="P28">"яо": 21</text:p>
        <text:p text:style-name="P28">"йо": 22</text:p>
        <text:p text:style-name="P28">"яц": 23</text:p>
        <text:p text:style-name="P28">"яб": 24</text:p>
        <text:p text:style-name="P28">"ф ": 25</text:p>
        <text:p text:style-name="P28">"ьа": 26</text:p>
        <text:p text:style-name="P28">"эл": 27</text:p>
        <text:p text:style-name="P28">"юю": 28</text:p>
        <text:p text:style-name="P28">"эк": 29</text:p>
        <text:p text:style-name="P28">"жо": 30</text:p>
        <text:p text:style-name="P28">"зс": 31</text:p>
        <text:p text:style-name="P28">"бд": 32</text:p>
        <text:p text:style-name="P28">"жч": 33</text:p>
        <text:p text:style-name="P28">"бх": 35</text:p>
        <text:p text:style-name="P28">"гч": 36</text:p>
        <text:p text:style-name="P28">"тю": 37</text:p>
        <text:p text:style-name="P28">"аа": 38</text:p>
        <text:p text:style-name="P28">"лп": 39</text:p>
        <text:p text:style-name="P28">"ьо": 40</text:p>
        <text:p text:style-name="P28">"хс": 41</text:p>
        <text:p text:style-name="P28">"пк": 42</text:p>
        <text:p text:style-name="P28">"сб": 43</text:p>
        <text:p text:style-name="P28">"ау": 44</text:p>
        <text:p text:style-name="P28">"рл": 45</text:p>
        <text:p text:style-name="P28">"бм": 46</text:p>
        <text:p text:style-name="P28">"фь": 47</text:p>
        <text:p text:style-name="P28">"яе": 48</text:p>
        <text:p text:style-name="P28">"мь": 50</text:p>
        <text:p text:style-name="P28">"яп": 51</text:p>
        <text:p text:style-name="P28">"дх": 52</text:p>
        <text:p text:style-name="P28">"ьч": 53</text:p>
        <text:p text:style-name="P28">"ыз": 54</text:p>
        <text:p text:style-name="P28">"еа": 55</text:p>
        <text:p text:style-name="P28">"рч": 56</text:p>
        <text:p text:style-name="P28">"тп": 57</text:p>
        <text:p text:style-name="P28">"жс": 58</text:p>
        <text:p text:style-name="P28">"нг": 59</text:p>
        <text:p text:style-name="P28">"йк": 60</text:p>
        <text:p text:style-name="P28">"мт": 62</text:p>
        <text:p text:style-name="P28">"тт": 64</text:p>
        <text:p text:style-name="P28">"фо": 65</text:p>
        <text:p text:style-name="P28">"оц": 67</text:p>
        <text:p text:style-name="P28">"ьц": 68</text:p>
        <text:p text:style-name="P28">"ьт": 69</text:p>
        <text:p text:style-name="P28">"хл": 70</text:p>
        <text:p text:style-name="P28">"рх": 71</text:p>
        <text:p text:style-name="P28">"шв": 73</text:p>
        <text:p text:style-name="P28">"йч": 75</text:p>
        <text:p text:style-name="P28">"бв": 77</text:p>
        <text:p text:style-name="P28">"еу": 78</text:p>
        <text:p text:style-name="P28">"йл": 79</text:p>
        <text:p text:style-name="P28">"яю": 80</text:p>
        <text:p text:style-name="P28">"хи": 82</text:p>
        <text:p text:style-name="P28">"ъя": 83</text:p>
        <text:p text:style-name="P28">"ац": 85</text:p>
        <text:p text:style-name="P28">" щ": 86</text:p>
        <text:p text:style-name="P28">"сх": 87</text:p>
        <text:p text:style-name="P28">"рм": 89</text:p>
        <text:p text:style-name="P28">"лг": 90</text:p>
        <text:p text:style-name="P28">"рю": 91</text:p>
        <text:p text:style-name="P28">"зж": 92</text:p>
        <text:p text:style-name="P28">"хн": 93</text:p>
        <text:p text:style-name="P28">"сю": 94</text:p>
        <text:p text:style-name="P28">"бъ": 96</text:p>
        <text:p text:style-name="P28">"тд": 99</text:p>
        <text:p text:style-name="P28">"лч": 100</text:p>
        <text:p text:style-name="P28">"уя": 101</text:p>
        <text:p text:style-name="P28">"яй": 103</text:p>
        <text:p text:style-name="P28">"вм": 104</text:p>
        <text:p text:style-name="P28">"ио": 105</text:p>
        <text:p text:style-name="P28">"аи": 106</text:p>
        <text:p text:style-name="P28">"ец": 107</text:p>
        <text:p text:style-name="P28">"фр": 109</text:p>
        <text:p text:style-name="P28">"ып": 110</text:p>
        <text:p text:style-name="P28">"ищ": 111</text:p>
        <text:p text:style-name="P28">"ху": 112</text:p>
        <text:p text:style-name="P28">"ощ": 113</text:p>
        <text:p text:style-name="P28">"яч": 114</text:p>
        <text:p text:style-name="P28">"ци": 115</text:p>
        <text:p text:style-name="P28">"цы": 116</text:p>
        <text:p text:style-name="P28">"яя": 117</text:p>
        <text:p text:style-name="P28">"зб": 118</text:p>
        <text:p text:style-name="P28">"ык": 119</text:p>
        <text:p text:style-name="P28">"вк": 121</text:p>
        <text:p text:style-name="P28">"ыд": 124</text:p>
        <text:p text:style-name="P28">"зь": 125</text:p>
        <text:p text:style-name="P28">"чь": 126</text:p>
        <text:p text:style-name="P28">"кв": 128</text:p>
        <text:p text:style-name="P28">"ьз": 130</text:p>
        <text:p text:style-name="P28">"ню": 132</text:p>
        <text:p text:style-name="P28">"юс": 137</text:p>
        <text:p text:style-name="P28">"ящ": 138</text:p>
        <text:p text:style-name="P28">"дц": 141</text:p>
        <text:p text:style-name="P28">"ыч": 145</text:p>
        <text:p text:style-name="P28">"вь": 147</text:p>
        <text:p text:style-name="P28">"зл": 149</text:p>
        <text:p text:style-name="P28">"гн": 150</text:p>
        <text:p text:style-name="P28">"ях": 154</text:p>
        <text:p text:style-name="P28">"дт": 155</text:p>
        <text:p text:style-name="P28">"рб": 158</text:p>
        <text:p text:style-name="P28">"ащ": 160</text:p>
        <text:p text:style-name="P28">"ущ": 163</text:p>
        <text:p text:style-name="P28">"цу": 165</text:p>
        <text:p text:style-name="P28">"бщ": 166</text:p>
        <text:p text:style-name="P28">"ию": 167</text:p>
        <text:p text:style-name="P28">"ео": 172</text:p>
        <text:p text:style-name="P28"><text:soft-page-break/>"дк": 173</text:p>
        <text:p text:style-name="P28">"зе": 174</text:p>
        <text:p text:style-name="P28">"вт": 180</text:p>
        <text:p text:style-name="P28">"лл": 184</text:p>
        <text:p text:style-name="P28">"рш": 185</text:p>
        <text:p text:style-name="P28">"аф": 187</text:p>
        <text:p text:style-name="P28">"ьм": 188</text:p>
        <text:p text:style-name="P28">"бк": 191</text:p>
        <text:p text:style-name="P28">"оо": 192</text:p>
        <text:p text:style-name="P28">"нц": 194</text:p>
        <text:p text:style-name="P28">"жу": 197</text:p>
        <text:p text:style-name="P28">"тл": 198</text:p>
        <text:p text:style-name="P28">"зм": 200</text:p>
        <text:p text:style-name="P28">"ун": 203</text:p>
        <text:p text:style-name="P28">"нч": 207</text:p>
        <text:p text:style-name="P28">"уе": 208</text:p>
        <text:p text:style-name="P28">"фи": 209</text:p>
        <text:p text:style-name="P28">"ют": 211</text:p>
        <text:p text:style-name="P28">"уз": 212</text:p>
        <text:p text:style-name="P28">"нк": 214</text:p>
        <text:p text:style-name="P28">"ыр": 218</text:p>
        <text:p text:style-name="P28">"вя": 219</text:p>
        <text:p text:style-name="P28">"бн": 220</text:p>
        <text:p text:style-name="P28">"тч": 221</text:p>
        <text:p text:style-name="P28">"лк": 226</text:p>
        <text:p text:style-name="P28">"шо": 229</text:p>
        <text:p text:style-name="P28">"ж ": 230</text:p>
        <text:p text:style-name="P28">"лн": 231</text:p>
        <text:p text:style-name="P28">"яв": 233</text:p>
        <text:p text:style-name="P28">"зи": 234</text:p>
        <text:p text:style-name="P28">"рж": 235</text:p>
        <text:p text:style-name="P28">"дс": 237</text:p>
        <text:p text:style-name="P28">"яж": 238</text:p>
        <text:p text:style-name="P28">"сы": 239</text:p>
        <text:p text:style-name="P28">"иж": 240</text:p>
        <text:p text:style-name="P28">"яз": 241</text:p>
        <text:p text:style-name="P28">"ух": 243</text:p>
        <text:p text:style-name="P28">"цо": 245</text:p>
        <text:p text:style-name="P28">"кл": 250</text:p>
        <text:p text:style-name="P28">"ям": 256</text:p>
        <text:p text:style-name="P28">"чк": 257</text:p>
        <text:p text:style-name="P28">"ющ": 258</text:p>
        <text:p text:style-name="P28">"рг": 264</text:p>
        <text:p text:style-name="P28">"рв": 266</text:p>
        <text:p text:style-name="P28">"ох": 271</text:p>
        <text:p text:style-name="P28">"пя": 272</text:p>
        <text:p text:style-name="P28">"ын": 273</text:p>
        <text:p text:style-name="P28">"ге": 275</text:p>
        <text:p text:style-name="P28">"зо": 278</text:p>
        <text:p text:style-name="P28">"зы": 284</text:p>
        <text:p text:style-name="P28">" ф": 286</text:p>
        <text:p text:style-name="P28">"лж": 288</text:p>
        <text:p text:style-name="P28">"рд": 289</text:p>
        <text:p text:style-name="P28">"шк": 291</text:p>
        <text:p text:style-name="P28">"шн": 296</text:p>
        <text:p text:style-name="P28">"иш": 300</text:p>
        <text:p text:style-name="P28">"ью": 302</text:p>
        <text:p text:style-name="P28">"иг": 306</text:p>
        <text:p text:style-name="P28">"кт": 312</text:p>
        <text:p text:style-name="P28">"ьш": 313</text:p>
        <text:p text:style-name="P28">"дя": 320</text:p>
        <text:p text:style-name="P28">"ея": 321</text:p>
        <text:p text:style-name="P28">"нт": 329</text:p>
        <text:p text:style-name="P28">"иб": 330</text:p>
        <text:p text:style-name="P28">"ею": 335</text:p>
        <text:p text:style-name="P28">"сч": 339</text:p>
        <text:p text:style-name="P28">"рт": 341</text:p>
        <text:p text:style-name="P28">"пл": 342</text:p>
        <text:p text:style-name="P28">"ыш": 343</text:p>
        <text:p text:style-name="P28">"ьи": 352</text:p>
        <text:p text:style-name="P28">"тк": 353</text:p>
        <text:p text:style-name="P28">"ья": 368</text:p>
        <text:p text:style-name="P28">"зя": 377</text:p>
        <text:p text:style-name="P28">"су": 379</text:p>
        <text:p text:style-name="P28">"йс": 385</text:p>
        <text:p text:style-name="P28">"ке": 390</text:p>
        <text:p text:style-name="P28">"ца": 391</text:p>
        <text:p text:style-name="P28">"ир": 394</text:p>
        <text:p text:style-name="P28">"шь": 397</text:p>
        <text:p text:style-name="P28">"ье": 399</text:p>
        <text:p text:style-name="P28">"ды": 402</text:p>
        <text:p text:style-name="P28">"ыб": 403</text:p>
        <text:p text:style-name="P28">"оя": 406</text:p>
        <text:p text:style-name="P28">"уб": 409</text:p>
        <text:p text:style-name="P28">"бя": 412</text:p>
        <text:p text:style-name="P28">"чн": 415</text:p>
        <text:p text:style-name="P28">"тя": 417</text:p>
        <text:p text:style-name="P28">"ур": 418</text:p>
        <text:p text:style-name="P28">"сс": 433</text:p>
        <text:p text:style-name="P28">"ай": 434</text:p>
        <text:p text:style-name="P28">"шл": 435</text:p>
        <text:p text:style-name="P28">"вз": 440</text:p>
        <text:p text:style-name="P28">"ии": 446</text:p>
        <text:p text:style-name="P28">"р ": 458</text:p>
        <text:p text:style-name="P28">"аб": 460</text:p>
        <text:p text:style-name="P28">"уп": 463</text:p>
        <text:p text:style-name="P28">"рк": 464</text:p>
        <text:p text:style-name="P28">"аг": 467</text:p>
        <text:p text:style-name="P28">"гу": 472</text:p>
        <text:p text:style-name="P28">"юб": 488</text:p>
        <text:p text:style-name="P28">"це": 491</text:p>
        <text:p text:style-name="P28">"ап": 495</text:p>
        <text:p text:style-name="P28">"аш": 506</text:p>
        <text:p text:style-name="P28">"ещ": 510</text:p>
        <text:p text:style-name="P28">"кн": 511</text:p>
        <text:p text:style-name="P28">"нд": 512</text:p>
        <text:p text:style-name="P28">"ву": 515</text:p>
        <text:p text:style-name="P28">"г ": 537</text:p>
        <text:p text:style-name="P28">"гр": 544</text:p>
        <text:p text:style-name="P28">"щи": 557</text:p>
        <text:p text:style-name="P28">" ш": 558</text:p>
        <text:p text:style-name="P28">"ч ": 564</text:p>
        <text:p text:style-name="P28">"уш": 566</text:p>
        <text:p text:style-name="P28">"ян": 584</text:p>
        <text:p text:style-name="P28">"ои": 585</text:p>
        <text:p text:style-name="P28">"ыс": 591</text:p>
        <text:p text:style-name="P28">"вл": 597</text:p>
        <text:p text:style-name="P28">"дв": 603</text:p>
        <text:p text:style-name="P28">"пи": 606</text:p>
        <text:p text:style-name="P28">"дь": 609</text:p>
        <text:p text:style-name="P28">"ги": 611</text:p>
        <text:p text:style-name="P28">"ыт": 612</text:p>
        <text:p text:style-name="P28">"ых": 616</text:p>
        <text:p text:style-name="P28">"иц": 621</text:p>
        <text:p text:style-name="P28">"еж": 624</text:p>
        <text:p text:style-name="P28">"ха": 625</text:p>
        <text:p text:style-name="P28">"ою": 626</text:p>
        <text:p text:style-name="P28">"ач": 633</text:p>
        <text:p text:style-name="P28">"жд": 635</text:p>
        <text:p text:style-name="P28">"ех": 637</text:p>
        <text:p text:style-name="P28">"ах": 638</text:p>
        <text:p text:style-name="P28">"дл": 640</text:p>
        <text:p text:style-name="P28">"ял": 650</text:p>
        <text:p text:style-name="P28">"ба": 653</text:p>
        <text:p text:style-name="P28">"ук": 656</text:p>
        <text:p text:style-name="P28">"га": 669</text:p>
        <text:p text:style-name="P28">"тс": 675</text:p>
        <text:p text:style-name="P28">"аю": 684</text:p>
        <text:p text:style-name="P28">"ьс": 686</text:p>
        <text:p text:style-name="P28">"рь": 690</text:p>
        <text:p text:style-name="P28">"ря": 700</text:p>
        <text:p text:style-name="P28">"яс": 702</text:p>
        <text:p text:style-name="P28">"еч": 705</text:p>
        <text:p text:style-name="P28">"ые": 712</text:p>
        <text:p text:style-name="P28">"ша": 714</text:p>
        <text:p text:style-name="P28">"чу": 716</text:p>
        <text:p text:style-name="P28">"уч": 723</text:p>
        <text:p text:style-name="P28">"ую": 729</text:p>
        <text:p text:style-name="P28">"д ": 734</text:p>
        <text:p text:style-name="P28">"лы": 737</text:p>
        <text:p text:style-name="P28">"мы": 748</text:p>
        <text:p text:style-name="P28">"еш": 750</text:p>
        <text:p text:style-name="P28">"сн": 770</text:p>
        <text:p text:style-name="P28">"бу": 780</text:p>
        <text:p text:style-name="P28">"кс": 782</text:p>
        <text:p text:style-name="P28">"ае": 802</text:p>
        <text:p text:style-name="P28">"уг": 805</text:p>
        <text:p text:style-name="P28">"нс": 807</text:p>
        <text:p text:style-name="P28">"ус": 808</text:p>
        <text:p text:style-name="P28">"жн": 809</text:p>
        <text:p text:style-name="P28">"лю": 820</text:p>
        <text:p text:style-name="P28">"оз": 821</text:p>
        <text:p text:style-name="P28">"ыв": 824</text:p>
        <text:p text:style-name="P28">"тн": 834</text:p>
        <text:p text:style-name="P28">"вр": 835</text:p>
        <text:p text:style-name="P28">"бр": 864</text:p>
        <text:p text:style-name="P28">"ут": 872</text:p>
        <text:p text:style-name="P28">"аж": 873</text:p>
        <text:p text:style-name="P28">"па": 885</text:p>
        <text:p text:style-name="P28">"лс": 895</text:p>
        <text:p text:style-name="P28">"ту": 896</text:p>
        <text:p text:style-name="P28">"ым": 902</text:p>
        <text:p text:style-name="P28">"ый": 914</text:p>
        <text:p text:style-name="P28">"оп": 916</text:p>
        <text:p text:style-name="P28">"гд": 924</text:p>
        <text:p text:style-name="P28">"лу": 936</text:p>
        <text:p text:style-name="P28">"ез": 942</text:p>
        <text:p text:style-name="P28">"ры": 947</text:p>
        <text:p text:style-name="P28">"ьн": 954</text:p>
        <text:p text:style-name="P28">"ул": 959</text:p>
        <text:p text:style-name="P28">"ум": 966</text:p>
        <text:p text:style-name="P28">"ув": 979</text:p>
        <text:p text:style-name="P28">"чи": 984</text:p>
        <text:p text:style-name="P28">"вн": 988</text:p>
        <text:p text:style-name="P28">"ий": 1009</text:p>
        <text:p text:style-name="P28">"ош": 1014</text:p>
        <text:p text:style-name="P28">"нь": 1018</text:p>
        <text:p text:style-name="P28">"ьк": 1021</text:p>
        <text:p text:style-name="P28">"си": 1034</text:p>
        <text:p text:style-name="P28">"ще": 1044</text:p>
        <text:p text:style-name="P28">"их": 1050</text:p>
        <text:p text:style-name="P28">"еб": 1051</text:p>
        <text:p text:style-name="P28">" <text:s/>": 1080</text:p>
        <text:p text:style-name="P28">"мн": 1083</text:p>
        <text:p text:style-name="P28">"ят": 1091</text:p>
        <text:p text:style-name="P28">"кр": 1102</text:p>
        <text:p text:style-name="P28">"еп": 1108</text:p>
        <text:p text:style-name="P28">"ку": 1114</text:p>
        <text:p text:style-name="P28"><text:soft-page-break/>"жа": 1137</text:p>
        <text:p text:style-name="P28">"жи": 1150</text:p>
        <text:p text:style-name="P28">"ты": 1158</text:p>
        <text:p text:style-name="P28">"гл": 1188</text:p>
        <text:p text:style-name="P28">" х": 1204</text:p>
        <text:p text:style-name="P28">"ши": 1209</text:p>
        <text:p text:style-name="P28">"ик": 1214</text:p>
        <text:p text:style-name="P28">"др": 1227</text:p>
        <text:p text:style-name="P28">"дн": 1236</text:p>
        <text:p text:style-name="P28">"ид": 1254</text:p>
        <text:p text:style-name="P28">"уд": 1259</text:p>
        <text:p text:style-name="P28">"ок": 1273</text:p>
        <text:p text:style-name="P28">"оч": 1294</text:p>
        <text:p text:style-name="P28">"ия": 1337</text:p>
        <text:p text:style-name="P28">"уж": 1341</text:p>
        <text:p text:style-name="P28">"ня": 1344</text:p>
        <text:p text:style-name="P28">"сп": 1357</text:p>
        <text:p text:style-name="P28">"ля": 1373</text:p>
        <text:p text:style-name="P28">"из": 1392</text:p>
        <text:p text:style-name="P28">"са": 1396</text:p>
        <text:p text:style-name="P28">"св": 1421</text:p>
        <text:p text:style-name="P28">"ек": 1429</text:p>
        <text:p text:style-name="P28">"ич": 1461</text:p>
        <text:p text:style-name="P28">"ду": 1488</text:p>
        <text:p text:style-name="P28">"зн": 1536</text:p>
        <text:p text:style-name="P28">" я": 1548</text:p>
        <text:p text:style-name="P28">"бо": 1576</text:p>
        <text:p text:style-name="P28">"ож": 1591</text:p>
        <text:p text:style-name="P28">"ди": 1654</text:p>
        <text:p text:style-name="P28">"бе": 1658</text:p>
        <text:p text:style-name="P28">"пе": 1682</text:p>
        <text:p text:style-name="P28">"ис": 1683</text:p>
        <text:p text:style-name="P28">"ее": 1707</text:p>
        <text:p text:style-name="P28">"ру": 1762</text:p>
        <text:p text:style-name="P28">"ча": 1779</text:p>
        <text:p text:style-name="P28">"ад": 1785</text:p>
        <text:p text:style-name="P28">"хо": 1799</text:p>
        <text:p text:style-name="P28">"ше": 1806</text:p>
        <text:p text:style-name="P28">"ар": 1841</text:p>
        <text:p text:style-name="P28">"ам": 1854</text:p>
        <text:p text:style-name="P28">"ие": 1878</text:p>
        <text:p text:style-name="P28">"со": 1886</text:p>
        <text:p text:style-name="P28">"ну": 1934</text:p>
        <text:p text:style-name="P28">"тр": 1936</text:p>
        <text:p text:style-name="P28">"ое": 1954</text:p>
        <text:p text:style-name="P28">"ей": 1962</text:p>
        <text:p text:style-name="P28">"вы": 1963</text:p>
        <text:p text:style-name="P28">"ед": 1967</text:p>
        <text:p text:style-name="P28">"ев": 1979</text:p>
        <text:p text:style-name="P28">"сл": 2005</text:p>
        <text:p text:style-name="P28">"ая": 2009</text:p>
        <text:p text:style-name="P28">"х ": 2032</text:p>
        <text:p text:style-name="P28">"тв": 2075</text:p>
        <text:p text:style-name="P28">" ж": 2077</text:p>
        <text:p text:style-name="P28">"ыл": 2080</text:p>
        <text:p text:style-name="P28">"ми": 2135</text:p>
        <text:p text:style-name="P28">"ив": 2140</text:p>
        <text:p text:style-name="P28">"ки": 2224</text:p>
        <text:p text:style-name="P28">"му": 2226</text:p>
        <text:p text:style-name="P28">"с ": 2231</text:p>
        <text:p text:style-name="P28">"нн": 2245</text:p>
        <text:p text:style-name="P28">" э": 2251</text:p>
        <text:p text:style-name="P28">"ны": 2253</text:p>
        <text:p text:style-name="P28">"им": 2282</text:p>
        <text:p text:style-name="P28">"ой": 2284</text:p>
        <text:p text:style-name="P28">" а": 2305</text:p>
        <text:p text:style-name="P28">"сь": 2307</text:p>
        <text:p text:style-name="P28">"эт": 2317</text:p>
        <text:p text:style-name="P28">"ме": 2342</text:p>
        <text:p text:style-name="P28">"ся": 2398</text:p>
        <text:p text:style-name="P28">"ав": 2543</text:p>
        <text:p text:style-name="P28">"мо": 2568</text:p>
        <text:p text:style-name="P28">" г": 2645</text:p>
        <text:p text:style-name="P28">"че": 2675</text:p>
        <text:p text:style-name="P28">"об": 2685</text:p>
        <text:p text:style-name="P28">"ю ": 2709</text:p>
        <text:p text:style-name="P28">"вс": 2718</text:p>
        <text:p text:style-name="P28">" л": 2749</text:p>
        <text:p text:style-name="P28">"ас": 2764</text:p>
        <text:p text:style-name="P28">"ль": 2765</text:p>
        <text:p text:style-name="P28">"до": 2914</text:p>
        <text:p text:style-name="P28">" р": 2939</text:p>
        <text:p text:style-name="P28">"ег": 2972</text:p>
        <text:p text:style-name="P28">"ит": 3008</text:p>
        <text:p text:style-name="P28">"ес": 3033</text:p>
        <text:p text:style-name="P28">"ти": 3039</text:p>
        <text:p text:style-name="P28">"ем": 3177</text:p>
        <text:p text:style-name="P28">"же": 3240</text:p>
        <text:p text:style-name="P28">"ы ": 3244</text:p>
        <text:p text:style-name="P28">" у": 3273</text:p>
        <text:p text:style-name="P28">" з": 3278</text:p>
        <text:p text:style-name="P28">"ин": 3281</text:p>
        <text:p text:style-name="P28">"ве": 3307</text:p>
        <text:p text:style-name="P28">"аз": 3321</text:p>
        <text:p text:style-name="P28">"ат": 3324</text:p>
        <text:p text:style-name="P28">"бы": 3336</text:p>
        <text:p text:style-name="P28">"т ": 3355</text:p>
        <text:p text:style-name="P28">"да": 3418</text:p>
        <text:p text:style-name="P28">"ак": 3454</text:p>
        <text:p text:style-name="P28">"ри": 3501</text:p>
        <text:p text:style-name="P28">"ил": 3535</text:p>
        <text:p text:style-name="P28">"се": 3545</text:p>
        <text:p text:style-name="P28">"ан": 3572</text:p>
        <text:p text:style-name="P28">"де": 3596</text:p>
        <text:p text:style-name="P28">"ет": 3611</text:p>
        <text:p text:style-name="P28">"чт": 3636</text:p>
        <text:p text:style-name="P28">"ог": 3652</text:p>
        <text:p text:style-name="P28">"к ": 3676</text:p>
        <text:p text:style-name="P28">"ви": 3680</text:p>
        <text:p text:style-name="P28">"ом": 3778</text:p>
        <text:p text:style-name="P28">"та": 3871</text:p>
        <text:p text:style-name="P28">"ск": 3992</text:p>
        <text:p text:style-name="P28">"те": 3995</text:p>
        <text:p text:style-name="P28">"в ": 4019</text:p>
        <text:p text:style-name="P28">"ре": 4110</text:p>
        <text:p text:style-name="P28">"ер": 4128</text:p>
        <text:p text:style-name="P28">"ле": 4205</text:p>
        <text:p text:style-name="P28">"ли": 4223</text:p>
        <text:p text:style-name="P28">" е": 4256</text:p>
        <text:p text:style-name="P28">"ор": 4263</text:p>
        <text:p text:style-name="P28">"н ": 4278</text:p>
        <text:p text:style-name="P28">" м": 4306</text:p>
        <text:p text:style-name="P28">"ва": 4335</text:p>
        <text:p text:style-name="P28">"за": 4362</text:p>
        <text:p text:style-name="P28">"ол": 4436</text:p>
        <text:p text:style-name="P28">"ел": 4565</text:p>
        <text:p text:style-name="P28">"ос": 4575</text:p>
        <text:p text:style-name="P28">"ло": 4617</text:p>
        <text:p text:style-name="P28">"пр": 4941</text:p>
        <text:p text:style-name="P28">" ч": 4982</text:p>
        <text:p text:style-name="P28">"ть": 5034</text:p>
        <text:p text:style-name="P28">"у ": 5051</text:p>
        <text:p text:style-name="P28">"от": 5209</text:p>
        <text:p text:style-name="P28">"м ": 5351</text:p>
        <text:p text:style-name="P28">" б": 5381</text:p>
        <text:p text:style-name="P28">"ро": 5407</text:p>
        <text:p text:style-name="P28">"ра": 5432</text:p>
        <text:p text:style-name="P28">"й ": 5504</text:p>
        <text:p text:style-name="P28">" д": 5595</text:p>
        <text:p text:style-name="P28">"во": 5650</text:p>
        <text:p text:style-name="P28">"л ": 5704</text:p>
        <text:p text:style-name="P28">"ен": 5727</text:p>
        <text:p text:style-name="P28">"ов": 5823</text:p>
        <text:p text:style-name="P28">"ни": 5986</text:p>
        <text:p text:style-name="P28">"ко": 6123</text:p>
        <text:p text:style-name="P28">"ка": 6185</text:p>
        <text:p text:style-name="P28">"ла": 6228</text:p>
        <text:p text:style-name="P28">" т": 6301</text:p>
        <text:p text:style-name="P28">"по": 6517</text:p>
        <text:p text:style-name="P28">"го": 6688</text:p>
        <text:p text:style-name="P28">" к": 6933</text:p>
        <text:p text:style-name="P28">"он": 6970</text:p>
        <text:p text:style-name="P28">"но": 7639</text:p>
        <text:p text:style-name="P28">"ал": 7848</text:p>
        <text:p text:style-name="P28">"не": 8039</text:p>
        <text:p text:style-name="P28">"ь ": 8150</text:p>
        <text:p text:style-name="P28">"ст": 8236</text:p>
        <text:p text:style-name="P28">"я ": 8769</text:p>
        <text:p text:style-name="P28">" и": 8789</text:p>
        <text:p text:style-name="P28">"на": 8802</text:p>
        <text:p text:style-name="P28">" о": 10582</text:p>
        <text:p text:style-name="P28">" п": 11030</text:p>
        <text:p text:style-name="P28">"то": 11341</text:p>
        <text:p text:style-name="P28">" в": 11520</text:p>
        <text:p text:style-name="P28">" н": 12571</text:p>
        <text:p text:style-name="P28">" с": 12869</text:p>
        <text:p text:style-name="P28">"и ": 14146</text:p>
        <text:p text:style-name="P28">"а ": 14514</text:p>
        <text:p text:style-name="P28">"е ": 14857</text:p>
        <text:p text:style-name="P28">"о ": 18968</text:p>
      </text:section>
      <text:p text:style-name="P28"/>
      <text:p text:style-name="P28"/>
      <text:p text:style-name="P28"/>
      <text:p text:style-name="P28"/>
      <text:p text:style-name="P28"><text:soft-page-break/>Mono withOUT spaces:</text:p>
      <text:p text:style-name="P28"/>
      <text:section text:style-name="Sect1" text:name="Раздел4">
        <text:p text:style-name="P28">"ъ": 395</text:p>
        <text:p text:style-name="P28">"ф": 1347</text:p>
        <text:p text:style-name="P28">"ц": 3469</text:p>
        <text:p text:style-name="P28">"щ": 3798</text:p>
        <text:p text:style-name="P28">"э": 4768</text:p>
        <text:p text:style-name="P28">"ю": 8417</text:p>
        <text:p text:style-name="P28">"х": 10238</text:p>
        <text:p text:style-name="P28">"ш": 11631</text:p>
        <text:p text:style-name="P28">"й": 13756</text:p>
        <text:p text:style-name="P28">"ж": 15355</text:p>
        <text:p text:style-name="P28">"з": 21917</text:p>
        <text:p text:style-name="P28">"ч": 22828</text:p>
        <text:p text:style-name="P28">"б": 23533</text:p>
        <text:p text:style-name="P28">"г": 24314</text:p>
        <text:p text:style-name="P28">"ы": 24780</text:p>
        <text:p text:style-name="P28">"ь": 26789</text:p>
        <text:p text:style-name="P28">"я": 29033</text:p>
        <text:p text:style-name="P28">"п": 32268</text:p>
        <text:p text:style-name="P28">"у": 36463</text:p>
        <text:p text:style-name="P28">"м": 38349</text:p>
        <text:p text:style-name="P28">"д": 39783</text:p>
        <text:p text:style-name="P28">"к": 45865</text:p>
        <text:p text:style-name="P28">"р": 52651</text:p>
        <text:p text:style-name="P28">"в": 62905</text:p>
        <text:p text:style-name="P28">"л": 67554</text:p>
        <text:p text:style-name="P28">"с": 70543</text:p>
        <text:p text:style-name="P28">"т": 80110</text:p>
        <text:p text:style-name="P28">"и": 88241</text:p>
        <text:p text:style-name="P28">"н": 92671</text:p>
        <text:p text:style-name="P28">"а": 111200</text:p>
        <text:p text:style-name="P28">"е": 117370</text:p>
        <text:p text:style-name="P28">"о": 154106</text:p>
      </text:section>
      <text:p text:style-name="P28"/>
      <text:p text:style-name="P29">Bi without spaces crossing</text:p>
      <text:section text:style-name="Sect2" text:name="Раздел5">
        <text:p text:style-name="P29">"жц": 1</text:p>
        <text:p text:style-name="P29">"цэ": 2</text:p>
        <text:p text:style-name="P29">"зф": 3</text:p>
        <text:p text:style-name="P29">"фб": 4</text:p>
        <text:p text:style-name="P29">"зх": 5</text:p>
        <text:p text:style-name="P29">"лщ": 6</text:p>
        <text:p text:style-name="P29">"эр": 7</text:p>
        <text:p text:style-name="P29">"цг": 8</text:p>
        <text:p text:style-name="P29">"цм": 9</text:p>
        <text:p text:style-name="P29">"фв": 10</text:p>
        <text:p text:style-name="P29">"мщ": 11</text:p>
        <text:p text:style-name="P29">"гг": 12</text:p>
        <text:p text:style-name="P29">"хф": 13</text:p>
        <text:p text:style-name="P29">"йщ": 14</text:p>
        <text:p text:style-name="P29">"рф": 15</text:p>
        <text:p text:style-name="P29">"уц": 16</text:p>
        <text:p text:style-name="P29">"кц": 18</text:p>
        <text:p text:style-name="P29">"пц": 19</text:p>
        <text:p text:style-name="P29">"сф": 20</text:p>
        <text:p text:style-name="P29">"фс": 21</text:p>
        <text:p text:style-name="P29">"шп": 22</text:p>
        <text:p text:style-name="P29">"гм": 23</text:p>
        <text:p text:style-name="P29">"бь": 24</text:p>
        <text:p text:style-name="P29">"мц": 26</text:p>
        <text:p text:style-name="P29">"юц": 27</text:p>
        <text:p text:style-name="P29">"тщ": 28</text:p>
        <text:p text:style-name="P29">"нф": 29</text:p>
        <text:p text:style-name="P29">"лф": 30</text:p>
        <text:p text:style-name="P29">"фл": 31</text:p>
        <text:p text:style-name="P29">"фт": 32</text:p>
        <text:p text:style-name="P29">"дж": 33</text:p>
        <text:p text:style-name="P29">"дэ": 35</text:p>
        <text:p text:style-name="P29">"рц": 36</text:p>
        <text:p text:style-name="P29">"чб": 37</text:p>
        <text:p text:style-name="P29">"эн": 38</text:p>
        <text:p text:style-name="P29">"йф": 39</text:p>
        <text:p text:style-name="P29">"кш": 40</text:p>
        <text:p text:style-name="P29">"жт": 41</text:p>
        <text:p text:style-name="P29">"рр": 42</text:p>
        <text:p text:style-name="P29">"юф": 44</text:p>
        <text:p text:style-name="P29">"жп": 45</text:p>
        <text:p text:style-name="P29">"рщ": 50</text:p>
        <text:p text:style-name="P29">"пч": 51</text:p>
        <text:p text:style-name="P29">"зэ": 52</text:p>
        <text:p text:style-name="P29">"гб": 54</text:p>
        <text:p text:style-name="P29">"дз": 55</text:p>
        <text:p text:style-name="P29">"бд": 57</text:p>
        <text:p text:style-name="P29">"эл": 58</text:p>
        <text:p text:style-name="P29">"лх": 59</text:p>
        <text:p text:style-name="P29">"эк": 60</text:p>
        <text:p text:style-name="P29">"вц": 62</text:p>
        <text:p text:style-name="P29">"уф": 63</text:p>
        <text:p text:style-name="P29">"нэ": 65</text:p>
        <text:p text:style-name="P29">"жь": 68</text:p>
        <text:p text:style-name="P29">"хж": 69</text:p>
        <text:p text:style-name="P29">"тю": 70</text:p>
        <text:p text:style-name="P29">"гч": 71</text:p>
        <text:p text:style-name="P29">"тх": 72</text:p>
        <text:p text:style-name="P29">"ыя": 74</text:p>
        <text:p text:style-name="P29">"юя": 75</text:p>
        <text:p text:style-name="P29">"вж": 79</text:p>
        <text:p text:style-name="P29">"сэ": 81</text:p>
        <text:p text:style-name="P29">"чл": 85</text:p>
        <text:p text:style-name="P29">"хз": 86</text:p>
        <text:p text:style-name="P29">"иф": 87</text:p>
        <text:p text:style-name="P29">"цв": 88</text:p>
        <text:p text:style-name="P29">"жб": 89</text:p>
        <text:p text:style-name="P29">"нж": 92</text:p>
        <text:p text:style-name="P29">"юш": 94</text:p>
        <text:p text:style-name="P29">"йэ": 95</text:p>
        <text:p text:style-name="P29">"жо": 96</text:p>
        <text:p text:style-name="P29">"мш": 97</text:p>
        <text:p text:style-name="P29">"йц": 98</text:p>
        <text:p text:style-name="P29">"пк": 99</text:p>
        <text:p text:style-name="P29">"пн": 100</text:p>
        <text:p text:style-name="P29">"ыа": 101</text:p>
        <text:p text:style-name="P29">"мь": 102</text:p>
        <text:p text:style-name="P29">"йх": 103</text:p>
        <text:p text:style-name="P29">"сш": 106</text:p>
        <text:p text:style-name="P29">"тц": 107</text:p>
        <text:p text:style-name="P29">"шт": 108</text:p>
        <text:p text:style-name="P29">"дд": 110</text:p>
        <text:p text:style-name="P29">"уэ": 115</text:p>
        <text:p text:style-name="P29">"гв": 118</text:p>
        <text:p text:style-name="P29">"зт": 120</text:p>
        <text:p text:style-name="P29">"чр": 122</text:p>
        <text:p text:style-name="P29">"ыж": 123</text:p>
        <text:p text:style-name="P29">"бс": 125</text:p>
        <text:p text:style-name="P29">"фо": 127</text:p>
        <text:p text:style-name="P29">"вх": 129</text:p>
        <text:p text:style-name="P29">"нл": 130</text:p>
        <text:p text:style-name="P29">"яш": 133</text:p>
        <text:p text:style-name="P29">"юг": 134</text:p>
        <text:p text:style-name="P29">"юа": 135</text:p>
        <text:p text:style-name="P29">"тж": 137</text:p>
        <text:p text:style-name="P29">"щу": 138</text:p>
        <text:p text:style-name="P29">"чс": 139</text:p>
        <text:p text:style-name="P29">"хе": 142</text:p>
        <text:p text:style-name="P29">"ыу": 143</text:p>
        <text:p text:style-name="P29">"йш": 144</text:p>
        <text:p text:style-name="P29">"тз": 145</text:p>
        <text:p text:style-name="P29">"гп": 150</text:p>
        <text:p text:style-name="P29">"юе": 151</text:p>
        <text:p text:style-name="P29">"ьх": 152</text:p>
        <text:p text:style-name="P29">"кя": 153</text:p>
        <text:p text:style-name="P29">"юл": 156</text:p>
        <text:p text:style-name="P29">"чп": 157</text:p>
        <text:p text:style-name="P29">"оц": 162</text:p>
        <text:p text:style-name="P29">"гс": 164</text:p>
        <text:p text:style-name="P29">"йе": 165</text:p>
        <text:p text:style-name="P29">"дш": 168</text:p>
        <text:p text:style-name="P29">"чв": 169</text:p>
        <text:p text:style-name="P29">"юу": 170</text:p>
        <text:p text:style-name="P29">"хб": 171</text:p>
        <text:p text:style-name="P29">"фе": 172</text:p>
        <text:p text:style-name="P29">"ьц": 175</text:p>
        <text:p text:style-name="P29">"бъ": 177</text:p>
        <text:p text:style-name="P29">"юж": 179</text:p>
        <text:p text:style-name="P29">"рю": 180</text:p>
        <text:p text:style-name="P29">"уу": 181</text:p>
        <text:p text:style-name="P29">"кэ": 183</text:p>
        <text:p text:style-name="P29">"рп": 186</text:p>
        <text:p text:style-name="P29">"ъя": 187</text:p>
        <text:p text:style-name="P29">"жс": 188</text:p>
        <text:p text:style-name="P29">"зп": 190</text:p>
        <text:p text:style-name="P29">"нм": 191</text:p>
        <text:p text:style-name="P29"><text:soft-page-break/>"яй": 192</text:p>
        <text:p text:style-name="P29">"мж": 193</text:p>
        <text:p text:style-name="P29">"ъе": 195</text:p>
        <text:p text:style-name="P29">"сю": 196</text:p>
        <text:p text:style-name="P29">"юм": 199</text:p>
        <text:p text:style-name="P29">"лр": 200</text:p>
        <text:p text:style-name="P29">"дп": 204</text:p>
        <text:p text:style-name="P29">"рм": 206</text:p>
        <text:p text:style-name="P29">"хр": 207</text:p>
        <text:p text:style-name="P29">"ац": 210</text:p>
        <text:p text:style-name="P29">"лэ": 216</text:p>
        <text:p text:style-name="P29">"лм": 219</text:p>
        <text:p text:style-name="P29">"фр": 222</text:p>
        <text:p text:style-name="P29">"сб": 226</text:p>
        <text:p text:style-name="P29">"цы": 228</text:p>
        <text:p text:style-name="P29">"ьа": 230</text:p>
        <text:p text:style-name="P29">"йу": 232</text:p>
        <text:p text:style-name="P29">"сх": 236</text:p>
        <text:p text:style-name="P29">"ци": 239</text:p>
        <text:p text:style-name="P29">"йз": 240</text:p>
        <text:p text:style-name="P29">"хк": 242</text:p>
        <text:p text:style-name="P29">"вб": 244</text:p>
        <text:p text:style-name="P29">"зс": 247</text:p>
        <text:p text:style-name="P29">"ощ": 249</text:p>
        <text:p text:style-name="P29">"хд": 250</text:p>
        <text:p text:style-name="P29">"нщ": 251</text:p>
        <text:p text:style-name="P29">"тм": 253</text:p>
        <text:p text:style-name="P29">"юр": 254</text:p>
        <text:p text:style-name="P29">"ню": 255</text:p>
        <text:p text:style-name="P29">"зь": 257</text:p>
        <text:p text:style-name="P29">"ищ": 261</text:p>
        <text:p text:style-name="P29">"ец": 270</text:p>
        <text:p text:style-name="P29">"чш": 272</text:p>
        <text:p text:style-name="P29">"нг": 274</text:p>
        <text:p text:style-name="P29">"ыг": 278</text:p>
        <text:p text:style-name="P29">"дц": 284</text:p>
        <text:p text:style-name="P29">"нр": 286</text:p>
        <text:p text:style-name="P29">"зб": 290</text:p>
        <text:p text:style-name="P29">"уа": 292</text:p>
        <text:p text:style-name="P29">"хл": 296</text:p>
        <text:p text:style-name="P29">"вь": 298</text:p>
        <text:p text:style-name="P29">"лб": 300</text:p>
        <text:p text:style-name="P29">"оф": 304</text:p>
        <text:p text:style-name="P29">"ущ": 308</text:p>
        <text:p text:style-name="P29">"ьг": 311</text:p>
        <text:p text:style-name="P29">"кд": 315</text:p>
        <text:p text:style-name="P29">"ьл": 318</text:p>
        <text:p text:style-name="P29">"сж": 319</text:p>
        <text:p text:style-name="P29">"юч": 320</text:p>
        <text:p text:style-name="P29">"зл": 321</text:p>
        <text:p text:style-name="P29">"нз": 322</text:p>
        <text:p text:style-name="P29">"кж": 325</text:p>
        <text:p text:style-name="P29">"цу": 335</text:p>
        <text:p text:style-name="P29">"ху": 341</text:p>
        <text:p text:style-name="P29">"ыз": 343</text:p>
        <text:p text:style-name="P29">"уя": 344</text:p>
        <text:p text:style-name="P29">"зр": 352</text:p>
        <text:p text:style-name="P29">"мг": 354</text:p>
        <text:p text:style-name="P29">"бщ": 355</text:p>
        <text:p text:style-name="P29">"ьр": 361</text:p>
        <text:p text:style-name="P29">"мм": 362</text:p>
        <text:p text:style-name="P29">"юв": 363</text:p>
        <text:p text:style-name="P29">"вч": 367</text:p>
        <text:p text:style-name="P29">"мр": 368</text:p>
        <text:p text:style-name="P29">"ию": 371</text:p>
        <text:p text:style-name="P29">"гн": 374</text:p>
        <text:p text:style-name="P29">"рб": 375</text:p>
        <text:p text:style-name="P29">"дт": 376</text:p>
        <text:p text:style-name="P29">"йл": 387</text:p>
        <text:p text:style-name="P29">"нц": 389</text:p>
        <text:p text:style-name="P29">"ьу": 390</text:p>
        <text:p text:style-name="P29">"вэ": 391</text:p>
        <text:p text:style-name="P29">"вг": 392</text:p>
        <text:p text:style-name="P29">"зе": 393</text:p>
        <text:p text:style-name="P29">"жу": 394</text:p>
        <text:p text:style-name="P29">"йб": 397</text:p>
        <text:p text:style-name="P29">"оа": 398</text:p>
        <text:p text:style-name="P29">"ыо": 399</text:p>
        <text:p text:style-name="P29">"яя": 400</text:p>
        <text:p text:style-name="P29">"лг": 401</text:p>
        <text:p text:style-name="P29">"бк": 403</text:p>
        <text:p text:style-name="P29">"йр": 404</text:p>
        <text:p text:style-name="P29">"тб": 405</text:p>
        <text:p text:style-name="P29">"юп": 414</text:p>
        <text:p text:style-name="P29">"мб": 416</text:p>
        <text:p text:style-name="P29">"хп": 420</text:p>
        <text:p text:style-name="P29">"ьэ": 421</text:p>
        <text:p text:style-name="P29">"аф": 426</text:p>
        <text:p text:style-name="P29">"дк": 430</text:p>
        <text:p text:style-name="P29">"яр": 432</text:p>
        <text:p text:style-name="P29">"вв": 434</text:p>
        <text:p text:style-name="P29">"ях": 435</text:p>
        <text:p text:style-name="P29">"еа": 436</text:p>
        <text:p text:style-name="P29">"вя": 441</text:p>
        <text:p text:style-name="P29">"кк": 442</text:p>
        <text:p text:style-name="P29">"юн": 445</text:p>
        <text:p text:style-name="P29">"иа": 449</text:p>
        <text:p text:style-name="P29">"шо": 451</text:p>
        <text:p text:style-name="P29">"шу": 452</text:p>
        <text:p text:style-name="P29">"яа": 458</text:p>
        <text:p text:style-name="P29">"ща": 459</text:p>
        <text:p text:style-name="P29">"юо": 460</text:p>
        <text:p text:style-name="P29">"фи": 462</text:p>
        <text:p text:style-name="P29">"цо": 463</text:p>
        <text:p text:style-name="P29">"йч": 464</text:p>
        <text:p text:style-name="P29">"кп": 465</text:p>
        <text:p text:style-name="P29">"рж": 469</text:p>
        <text:p text:style-name="P29">"юи": 474</text:p>
        <text:p text:style-name="P29">"хв": 484</text:p>
        <text:p text:style-name="P29">"нб": 485</text:p>
        <text:p text:style-name="P29">"еэ": 492</text:p>
        <text:p text:style-name="P29">"хс": 495</text:p>
        <text:p text:style-name="P29">"бн": 497</text:p>
        <text:p text:style-name="P29">"хн": 499</text:p>
        <text:p text:style-name="P29">"мт": 500</text:p>
        <text:p text:style-name="P29">"мд": 508</text:p>
        <text:p text:style-name="P29">"вм": 511</text:p>
        <text:p text:style-name="P29">"зм": 512</text:p>
        <text:p text:style-name="P29">"хи": 513</text:p>
        <text:p text:style-name="P29">"сы": 522</text:p>
        <text:p text:style-name="P29">"лт": 523</text:p>
        <text:p text:style-name="P29">"зи": 526</text:p>
        <text:p text:style-name="P29">"кб": 534</text:p>
        <text:p text:style-name="P29">"ющ": 535</text:p>
        <text:p text:style-name="P29">"рв": 539</text:p>
        <text:p text:style-name="P29">"чк": 541</text:p>
        <text:p text:style-name="P29">"пя": 543</text:p>
        <text:p text:style-name="P29">"аэ": 550</text:p>
        <text:p text:style-name="P29">"ух": 551</text:p>
        <text:p text:style-name="P29">"ге": 556</text:p>
        <text:p text:style-name="P29">"ыр": 557</text:p>
        <text:p text:style-name="P29">"ьб": 558</text:p>
        <text:p text:style-name="P29">"шк": 559</text:p>
        <text:p text:style-name="P29">"тл": 562</text:p>
        <text:p text:style-name="P29">"ыи": 566</text:p>
        <text:p text:style-name="P29">"ык": 567</text:p>
        <text:p text:style-name="P29">"йа": 572</text:p>
        <text:p text:style-name="P29">"тп": 581</text:p>
        <text:p text:style-name="P29">"рг": 585</text:p>
        <text:p text:style-name="P29">"шн": 588</text:p>
        <text:p text:style-name="P29">"рд": 590</text:p>
        <text:p text:style-name="P29">"юд": 606</text:p>
        <text:p text:style-name="P29">"уе": 613</text:p>
        <text:p text:style-name="P29">"ью": 617</text:p>
        <text:p text:style-name="P29">"зо": 618</text:p>
        <text:p text:style-name="P29">"кл": 649</text:p>
        <text:p text:style-name="P29">"дя": 654</text:p>
        <text:p text:style-name="P29">"ею": 660</text:p>
        <text:p text:style-name="P29">"лж": 662</text:p>
        <text:p text:style-name="P29">"уз": 666</text:p>
        <text:p text:style-name="P29">"нч": 668</text:p>
        <text:p text:style-name="P29">"нк": 681</text:p>
        <text:p text:style-name="P29">"яб": 682</text:p>
        <text:p text:style-name="P29">"ьд": 688</text:p>
        <text:p text:style-name="P29">"ьз": 690</text:p>
        <text:p text:style-name="P29">"аа": 698</text:p>
        <text:p text:style-name="P29">"мч": 717</text:p>
        <text:p text:style-name="P29">"пл": 719</text:p>
        <text:p text:style-name="P29">"уо": 722</text:p>
        <text:p text:style-name="P29">"яж": 724</text:p>
        <text:p text:style-name="P29">"тч": 729</text:p>
        <text:p text:style-name="P29">"оэ": 740</text:p>
        <text:p text:style-name="P29">"йо": 741</text:p>
        <text:p text:style-name="P29">"сч": 742</text:p>
        <text:p text:style-name="P29">"рт": 743</text:p>
        <text:p text:style-name="P29">"ца": 752</text:p>
        <text:p text:style-name="P29">"мк": 756</text:p>
        <text:p text:style-name="P29">"сд": 759</text:p>
        <text:p text:style-name="P29">"юс": 763</text:p>
        <text:p text:style-name="P29">"иш": 768</text:p>
        <text:p text:style-name="P29">"кв": 772</text:p>
        <text:p text:style-name="P29">"йк": 773</text:p>
        <text:p text:style-name="P29">"мя": 776</text:p>
        <text:p text:style-name="P29">"йт": 779</text:p>
        <text:p text:style-name="P29">"пу": 789</text:p>
        <text:p text:style-name="P29">"ау": 794</text:p>
        <text:p text:style-name="P29">"шь": 795</text:p>
        <text:p text:style-name="P29">"лп": 805</text:p>
        <text:p text:style-name="P29">"яг": 807</text:p>
        <text:p text:style-name="P29">"ды": 810</text:p>
        <text:p text:style-name="P29">"иж": 812</text:p>
        <text:p text:style-name="P29">"ып": 818</text:p>
        <text:p text:style-name="P29">"ай": 840</text:p>
        <text:p text:style-name="P29">"ьм": 849</text:p>
        <text:p text:style-name="P29">"иу": 850</text:p>
        <text:p text:style-name="P29">"бя": 853</text:p>
        <text:p text:style-name="P29">"ох": 855</text:p>
        <text:p text:style-name="P29">"шл": 866</text:p>
        <text:p text:style-name="P29">"лл": 870</text:p>
        <text:p text:style-name="P29">"нв": 874</text:p>
        <text:p text:style-name="P29">"чн": 884</text:p>
        <text:p text:style-name="P29">"ея": 885</text:p>
        <text:p text:style-name="P29">"зг": 892</text:p>
        <text:p text:style-name="P29">"ьт": 901</text:p>
        <text:p text:style-name="P29">"лч": 907</text:p>
        <text:p text:style-name="P29">"ья": 921</text:p>
        <text:p text:style-name="P29">"йв": 923</text:p>
        <text:p text:style-name="P29">"мв": 928</text:p>
        <text:p text:style-name="P29"><text:soft-page-break/>"яз": 929</text:p>
        <text:p text:style-name="P29">"кт": 931</text:p>
        <text:p text:style-name="P29">"вт": 933</text:p>
        <text:p text:style-name="P29">"вк": 940</text:p>
        <text:p text:style-name="P29">"ке": 945</text:p>
        <text:p text:style-name="P29">"нт": 954</text:p>
        <text:p text:style-name="P29">"йп": 955</text:p>
        <text:p text:style-name="P29">"еу": 961</text:p>
        <text:p text:style-name="P29">"тя": 965</text:p>
        <text:p text:style-name="P29">"йд": 979</text:p>
        <text:p text:style-name="P29">"гу": 984</text:p>
        <text:p text:style-name="P29">"су": 986</text:p>
        <text:p text:style-name="P29">"ещ": 997</text:p>
        <text:p text:style-name="P29">"рк": 1003</text:p>
        <text:p text:style-name="P29">"ям": 1005</text:p>
        <text:p text:style-name="P29">"це": 1006</text:p>
        <text:p text:style-name="P29">"нп": 1008</text:p>
        <text:p text:style-name="P29">"вз": 1012</text:p>
        <text:p text:style-name="P29">"ур": 1022</text:p>
        <text:p text:style-name="P29">"оу": 1025</text:p>
        <text:p text:style-name="P29">"вд": 1029</text:p>
        <text:p text:style-name="P29">"уи": 1030</text:p>
        <text:p text:style-name="P29">"мп": 1042</text:p>
        <text:p text:style-name="P29">"щи": 1050</text:p>
        <text:p text:style-name="P29">"йи": 1054</text:p>
        <text:p text:style-name="P29">"тк": 1094</text:p>
        <text:p text:style-name="P29">"гр": 1095</text:p>
        <text:p text:style-name="P29">"ыб": 1104</text:p>
        <text:p text:style-name="P29">"рн": 1111</text:p>
        <text:p text:style-name="P29">"вп": 1113</text:p>
        <text:p text:style-name="P29">"лк": 1117</text:p>
        <text:p text:style-name="P29">"уб": 1118</text:p>
        <text:p text:style-name="P29">"юб": 1130</text:p>
        <text:p text:style-name="P29">"аш": 1138</text:p>
        <text:p text:style-name="P29">"уш": 1146</text:p>
        <text:p text:style-name="P29">"лв": 1157</text:p>
        <text:p text:style-name="P29">"яо": 1158</text:p>
        <text:p text:style-name="P29">"як": 1167</text:p>
        <text:p text:style-name="P29">"ву": 1200</text:p>
        <text:p text:style-name="P29">"сс": 1212</text:p>
        <text:p text:style-name="P29">"пи": 1219</text:p>
        <text:p text:style-name="P29">"мс": 1226</text:p>
        <text:p text:style-name="P29">"бл": 1231</text:p>
        <text:p text:style-name="P29">"жд": 1240</text:p>
        <text:p text:style-name="P29">"йн": 1242</text:p>
        <text:p text:style-name="P29">"иг": 1243</text:p>
        <text:p text:style-name="P29">"ги": 1258</text:p>
        <text:p text:style-name="P29">"дь": 1259</text:p>
        <text:p text:style-name="P29">"би": 1284</text:p>
        <text:p text:style-name="P29">"зд": 1294</text:p>
        <text:p text:style-name="P29">"ою": 1296</text:p>
        <text:p text:style-name="P29">"ьп": 1311</text:p>
        <text:p text:style-name="P29">"дв": 1316</text:p>
        <text:p text:style-name="P29">"га": 1318</text:p>
        <text:p text:style-name="P29">"иц": 1326</text:p>
        <text:p text:style-name="P29">"лн": 1335</text:p>
        <text:p text:style-name="P29">"ых": 1337</text:p>
        <text:p text:style-name="P29">"ьо": 1339</text:p>
        <text:p text:style-name="P29">"нд": 1353</text:p>
        <text:p text:style-name="P29">"аю": 1365</text:p>
        <text:p text:style-name="P29">"ха": 1369</text:p>
        <text:p text:style-name="P29">"ба": 1372</text:p>
        <text:p text:style-name="P29">"вл": 1375</text:p>
        <text:p text:style-name="P29">"зв": 1383</text:p>
        <text:p text:style-name="P29">"ын": 1385</text:p>
        <text:p text:style-name="P29">"ыт": 1409</text:p>
        <text:p text:style-name="P29">"ря": 1422</text:p>
        <text:p text:style-name="P29">"мы": 1449</text:p>
        <text:p text:style-name="P29">"яп": 1460</text:p>
        <text:p text:style-name="P29">"ша": 1463</text:p>
        <text:p text:style-name="P29">"см": 1476</text:p>
        <text:p text:style-name="P29">"ир": 1477</text:p>
        <text:p text:style-name="P29">"оя": 1501</text:p>
        <text:p text:style-name="P29">"яи": 1508</text:p>
        <text:p text:style-name="P29">"лы": 1522</text:p>
        <text:p text:style-name="P29">"ую": 1525</text:p>
        <text:p text:style-name="P29">"ах": 1527</text:p>
        <text:p text:style-name="P29">"чу": 1542</text:p>
        <text:p text:style-name="P29">"аг": 1544</text:p>
        <text:p text:style-name="P29">"яд": 1578</text:p>
        <text:p text:style-name="P29">"лю": 1599</text:p>
        <text:p text:style-name="P29">"ьв": 1609</text:p>
        <text:p text:style-name="P29">"бу": 1619</text:p>
        <text:p text:style-name="P29">"еш": 1621</text:p>
        <text:p text:style-name="P29">"жн": 1640</text:p>
        <text:p text:style-name="P29">"ые": 1647</text:p>
        <text:p text:style-name="P29">"ех": 1657</text:p>
        <text:p text:style-name="P29">"ун": 1658</text:p>
        <text:p text:style-name="P29">"еж": 1668</text:p>
        <text:p text:style-name="P29">"ял": 1673</text:p>
        <text:p text:style-name="P29">"уп": 1694</text:p>
        <text:p text:style-name="P29">"бр": 1718</text:p>
        <text:p text:style-name="P29">"ье": 1734</text:p>
        <text:p text:style-name="P29">"уг": 1744</text:p>
        <text:p text:style-name="P29">"вш": 1801</text:p>
        <text:p text:style-name="P29">"иб": 1828</text:p>
        <text:p text:style-name="P29">"па": 1836</text:p>
        <text:p text:style-name="P29">"ыс": 1844</text:p>
        <text:p text:style-name="P29">"ый": 1868</text:p>
        <text:p text:style-name="P29">"йс": 1894</text:p>
        <text:p text:style-name="P29">"вр": 1915</text:p>
        <text:p text:style-name="P29">"ук": 1927</text:p>
        <text:p text:style-name="P29">"гд": 1942</text:p>
        <text:p text:style-name="P29">"ьи": 1949</text:p>
        <text:p text:style-name="P29">"тс": 1954</text:p>
        <text:p text:style-name="P29">"кн": 1964</text:p>
        <text:p text:style-name="P29">"ту": 1969</text:p>
        <text:p text:style-name="P29">"яв": 1970</text:p>
        <text:p text:style-name="P29">"нь": 1979</text:p>
        <text:p text:style-name="P29">"ул": 2028</text:p>
        <text:p text:style-name="P29">"аб": 2045</text:p>
        <text:p text:style-name="P29">"ще": 2050</text:p>
        <text:p text:style-name="P29">"ий": 2052</text:p>
        <text:p text:style-name="P29">"аж": 2059</text:p>
        <text:p text:style-name="P29">"ым": 2074</text:p>
        <text:p text:style-name="P29">"уч": 2077</text:p>
        <text:p text:style-name="P29">"сн": 2120</text:p>
        <text:p text:style-name="P29">"чи": 2123</text:p>
        <text:p text:style-name="P29">"ош": 2130</text:p>
        <text:p text:style-name="P29">"лу": 2139</text:p>
        <text:p text:style-name="P29">"ыв": 2142</text:p>
        <text:p text:style-name="P29">"аи": 2154</text:p>
        <text:p text:style-name="P29">"еи": 2171</text:p>
        <text:p text:style-name="P29">"кс": 2178</text:p>
        <text:p text:style-name="P29">"ач": 2187</text:p>
        <text:p text:style-name="P29">"си": 2201</text:p>
        <text:p text:style-name="P29">"ут": 2206</text:p>
        <text:p text:style-name="P29">"жа": 2255</text:p>
        <text:p text:style-name="P29">"ум": 2259</text:p>
        <text:p text:style-name="P29">"еч": 2267</text:p>
        <text:p text:style-name="P29">"их": 2296</text:p>
        <text:p text:style-name="P29">"кр": 2333</text:p>
        <text:p text:style-name="P29">"жи": 2335</text:p>
        <text:p text:style-name="P29">"тн": 2366</text:p>
        <text:p text:style-name="P29">"ты": 2377</text:p>
        <text:p text:style-name="P29">"ку": 2388</text:p>
        <text:p text:style-name="P29">"гл": 2428</text:p>
        <text:p text:style-name="P29">"др": 2439</text:p>
        <text:p text:style-name="P29">"оз": 2456</text:p>
        <text:p text:style-name="P29">"ус": 2468</text:p>
        <text:p text:style-name="P29">"ши": 2475</text:p>
        <text:p text:style-name="P29">"ии": 2514</text:p>
        <text:p text:style-name="P29">"ео": 2529</text:p>
        <text:p text:style-name="P29">"нс": 2553</text:p>
        <text:p text:style-name="P29">"вн": 2594</text:p>
        <text:p text:style-name="P29">"дн": 2615</text:p>
        <text:p text:style-name="P29">"ио": 2649</text:p>
        <text:p text:style-name="P29">"ув": 2677</text:p>
        <text:p text:style-name="P29">"ао": 2776</text:p>
        <text:p text:style-name="P29">"ля": 2818</text:p>
        <text:p text:style-name="P29">"ае": 2837</text:p>
        <text:p text:style-name="P29">"ня": 2862</text:p>
        <text:p text:style-name="P29">"са": 2884</text:p>
        <text:p text:style-name="P29">"уд": 2907</text:p>
        <text:p text:style-name="P29">"уж": 2913</text:p>
        <text:p text:style-name="P29">"ьк": 2927</text:p>
        <text:p text:style-name="P29">"ду": 2939</text:p>
        <text:p text:style-name="P29">"ез": 2955</text:p>
        <text:p text:style-name="P29">"ят": 2975</text:p>
        <text:p text:style-name="P29">"мн": 2997</text:p>
        <text:p text:style-name="P29">"сп": 3021</text:p>
        <text:p text:style-name="P29">"ия": 3037</text:p>
        <text:p text:style-name="P29">"лс": 3047</text:p>
        <text:p text:style-name="P29">"ьс": 3070</text:p>
        <text:p text:style-name="P29">"ип": 3101</text:p>
        <text:p text:style-name="P29">"яс": 3113</text:p>
        <text:p text:style-name="P29">"ои": 3132</text:p>
        <text:p text:style-name="P29">"зн": 3179</text:p>
        <text:p text:style-name="P29">"св": 3213</text:p>
        <text:p text:style-name="P29">"бе": 3261</text:p>
        <text:p text:style-name="P29">"пе": 3288</text:p>
        <text:p text:style-name="P29">"ап": 3291</text:p>
        <text:p text:style-name="P29">"бо": 3324</text:p>
        <text:p text:style-name="P29">"ди": 3373</text:p>
        <text:p text:style-name="P29">"ьн": 3411</text:p>
        <text:p text:style-name="P29">"из": 3508</text:p>
        <text:p text:style-name="P29">"ян": 3518</text:p>
        <text:p text:style-name="P29">"ча": 3552</text:p>
        <text:p text:style-name="P29">"еб": 3557</text:p>
        <text:p text:style-name="P29">"ру": 3638</text:p>
        <text:p text:style-name="P29">"ид": 3753</text:p>
        <text:p text:style-name="P29">"вы": 3841</text:p>
        <text:p text:style-name="P29">"ич": 3869</text:p>
        <text:p text:style-name="P29">"ож": 3875</text:p>
        <text:p text:style-name="P29">"хо": 3911</text:p>
        <text:p text:style-name="P29">"ик": 3975</text:p>
        <text:p text:style-name="P29">"ей": 3986</text:p>
        <text:p text:style-name="P29">"со": 3993</text:p>
        <text:p text:style-name="P29">"оо": 4001</text:p>
        <text:p text:style-name="P29">"тр": 4005</text:p>
        <text:p text:style-name="P29">"ек": 4069</text:p>
        <text:p text:style-name="P29">"ма": 4073</text:p>
        <text:p text:style-name="P29">"сл": 4081</text:p>
        <text:p text:style-name="P29">"ок": 4086</text:p>
        <text:p text:style-name="P29">"ар": 4205</text:p>
        <text:p text:style-name="P29">"ее": 4217</text:p>
        <text:p text:style-name="P29">"ыл": 4250</text:p>
        <text:p text:style-name="P29">"ну": 4276</text:p>
        <text:p text:style-name="P29"><text:soft-page-break/>"ая": 4315</text:p>
        <text:p text:style-name="P29">"ны": 4453</text:p>
        <text:p text:style-name="P29">"оч": 4475</text:p>
        <text:p text:style-name="P29">"сь": 4552</text:p>
        <text:p text:style-name="P29">"эт": 4571</text:p>
        <text:p text:style-name="P29">"ие": 4610</text:p>
        <text:p text:style-name="P29">"ой": 4621</text:p>
        <text:p text:style-name="P29">"ам": 4706</text:p>
        <text:p text:style-name="P29">"му": 4720</text:p>
        <text:p text:style-name="P29">"оп": 4750</text:p>
        <text:p text:style-name="P29">"тв": 4775</text:p>
        <text:p text:style-name="P29">"ме": 4802</text:p>
        <text:p text:style-name="P29">"ся": 4826</text:p>
        <text:p text:style-name="P29">"ад": 4844</text:p>
        <text:p text:style-name="P29">"ки": 4874</text:p>
        <text:p text:style-name="P29">"еп": 4981</text:p>
        <text:p text:style-name="P29">"ми": 5036</text:p>
        <text:p text:style-name="P29">"ое": 5163</text:p>
        <text:p text:style-name="P29">"им": 5271</text:p>
        <text:p text:style-name="P29">"че": 5308</text:p>
        <text:p text:style-name="P29">"ед": 5342</text:p>
        <text:p text:style-name="P29">"ль": 5538</text:p>
        <text:p text:style-name="P29">"нн": 5540</text:p>
        <text:p text:style-name="P29">"мо": 5972</text:p>
        <text:p text:style-name="P29">"до": 6006</text:p>
        <text:p text:style-name="P29">"ис": 6095</text:p>
        <text:p text:style-name="P29">"ти": 6457</text:p>
        <text:p text:style-name="P29">"ег": 6542</text:p>
        <text:p text:style-name="P29">"вс": 6553</text:p>
        <text:p text:style-name="P29">"же": 6580</text:p>
        <text:p text:style-name="P29">"ев": 6654</text:p>
        <text:p text:style-name="P29">"бы": 6656</text:p>
        <text:p text:style-name="P29">"да": 6818</text:p>
        <text:p text:style-name="P29">"ве": 7060</text:p>
        <text:p text:style-name="P29">"ри": 7128</text:p>
        <text:p text:style-name="P29">"се": 7180</text:p>
        <text:p text:style-name="P29">"ив": 7215</text:p>
        <text:p text:style-name="P29">"чт": 7247</text:p>
        <text:p text:style-name="P29">"де": 7269</text:p>
        <text:p text:style-name="P29">"об": 7352</text:p>
        <text:p text:style-name="P29">"аз": 7376</text:p>
        <text:p text:style-name="P29">"ит": 7495</text:p>
        <text:p text:style-name="P29">"ви": 7584</text:p>
        <text:p text:style-name="P29">"ав": 7633</text:p>
        <text:p text:style-name="P29">"ил": 7692</text:p>
        <text:p text:style-name="P29">"ог": 7945</text:p>
        <text:p text:style-name="P29">"ат": 8015</text:p>
        <text:p text:style-name="P29">"та": 8033</text:p>
        <text:p text:style-name="P29">"од": 8178</text:p>
        <text:p text:style-name="P29">"ем": 8184</text:p>
        <text:p text:style-name="P29">"ре": 8215</text:p>
        <text:p text:style-name="P29">"те": 8228</text:p>
        <text:p text:style-name="P29">"ск": 8237</text:p>
        <text:p text:style-name="P29">"ас": 8436</text:p>
        <text:p text:style-name="P29">"ак": 8569</text:p>
        <text:p text:style-name="P29">"ет": 8574</text:p>
        <text:p text:style-name="P29">"за": 8688</text:p>
        <text:p text:style-name="P29">"ом": 8747</text:p>
        <text:p text:style-name="P29">"ва": 8790</text:p>
        <text:p text:style-name="P29">"ес": 8929</text:p>
        <text:p text:style-name="P29">"ер": 8966</text:p>
        <text:p text:style-name="P29">"ли": 8998</text:p>
        <text:p text:style-name="P29">"ле": 9080</text:p>
        <text:p text:style-name="P29">"ин": 9246</text:p>
        <text:p text:style-name="P29">"ол": 9362</text:p>
        <text:p text:style-name="P29">"ор": 9465</text:p>
        <text:p text:style-name="P29">"пр": 9882</text:p>
        <text:p text:style-name="P29">"ел": 9950</text:p>
        <text:p text:style-name="P29">"ть": 10072</text:p>
        <text:p text:style-name="P29">"ан": 10077</text:p>
        <text:p text:style-name="P29">"ра": 10707</text:p>
        <text:p text:style-name="P29">"ло": 10843</text:p>
        <text:p text:style-name="P29">"ро": 10892</text:p>
        <text:p text:style-name="P29">"во": 11771</text:p>
        <text:p text:style-name="P29">"ка": 12475</text:p>
        <text:p text:style-name="P29">"ла": 12529</text:p>
        <text:p text:style-name="P29">"ни": 12553</text:p>
        <text:p text:style-name="P29">"от": 12627</text:p>
        <text:p text:style-name="P29">"ос": 12694</text:p>
        <text:p text:style-name="P29">"ко": 12955</text:p>
        <text:p text:style-name="P29">"по": 13097</text:p>
        <text:p text:style-name="P29">"го": 13407</text:p>
        <text:p text:style-name="P29">"ен": 13780</text:p>
        <text:p text:style-name="P29">"ов": 15124</text:p>
        <text:p text:style-name="P29">"но": 15904</text:p>
        <text:p text:style-name="P29">"не": 16136</text:p>
        <text:p text:style-name="P29">"ал": 16241</text:p>
        <text:p text:style-name="P29">"ст": 16684</text:p>
        <text:p text:style-name="P29">"он": 17393</text:p>
        <text:p text:style-name="P29">"на": 17950</text:p>
        <text:p text:style-name="P29">"то": 23330</text:p>
      </text:section>
      <text:p text:style-name="P29"/>
      <text:p text:style-name="P29"/>
      <text:p text:style-name="P30">Bi without space No crossing</text:p>
      <text:section text:style-name="Sect2" text:name="Раздел6">
        <text:p text:style-name="P30">"жц": 1</text:p>
        <text:p text:style-name="P30">"цэ": 2</text:p>
        <text:p text:style-name="P30">"зф": 3</text:p>
        <text:p text:style-name="P30">"фб": 4</text:p>
        <text:p text:style-name="P30">"зх": 5</text:p>
        <text:p text:style-name="P30">"лщ": 6</text:p>
        <text:p text:style-name="P30">"эр": 7</text:p>
        <text:p text:style-name="P30">"цг": 8</text:p>
        <text:p text:style-name="P30">"цм": 9</text:p>
        <text:p text:style-name="P30">"фв": 10</text:p>
        <text:p text:style-name="P30">"мщ": 11</text:p>
        <text:p text:style-name="P30">"гг": 12</text:p>
        <text:p text:style-name="P30">"хф": 13</text:p>
        <text:p text:style-name="P30">"йщ": 14</text:p>
        <text:p text:style-name="P30">"рф": 15</text:p>
        <text:p text:style-name="P30">"уц": 16</text:p>
        <text:p text:style-name="P30">"кц": 18</text:p>
        <text:p text:style-name="P30">"пц": 19</text:p>
        <text:p text:style-name="P30">"сф": 20</text:p>
        <text:p text:style-name="P30">"фс": 21</text:p>
        <text:p text:style-name="P30">"шп": 22</text:p>
        <text:p text:style-name="P30">"гм": 23</text:p>
        <text:p text:style-name="P30">"бь": 24</text:p>
        <text:p text:style-name="P30">"мц": 26</text:p>
        <text:p text:style-name="P30">"юц": 27</text:p>
        <text:p text:style-name="P30">"тщ": 28</text:p>
        <text:p text:style-name="P30">"нф": 29</text:p>
        <text:p text:style-name="P30">"лф": 30</text:p>
        <text:p text:style-name="P30">"фл": 31</text:p>
        <text:p text:style-name="P30">"фт": 32</text:p>
        <text:p text:style-name="P30">"дж": 33</text:p>
        <text:p text:style-name="P30">"дэ": 35</text:p>
        <text:p text:style-name="P30">"рц": 36</text:p>
        <text:p text:style-name="P30">"чб": 37</text:p>
        <text:p text:style-name="P30">"эн": 38</text:p>
        <text:p text:style-name="P30">"йф": 39</text:p>
        <text:p text:style-name="P30">"кш": 40</text:p>
        <text:p text:style-name="P30">"жт": 41</text:p>
        <text:p text:style-name="P30">"рр": 42</text:p>
        <text:p text:style-name="P30">"юф": 44</text:p>
        <text:p text:style-name="P30">"жп": 45</text:p>
        <text:p text:style-name="P30">"рщ": 50</text:p>
        <text:p text:style-name="P30">"пч": 51</text:p>
        <text:p text:style-name="P30">"зэ": 52</text:p>
        <text:p text:style-name="P30">"гб": 54</text:p>
        <text:p text:style-name="P30">"дз": 55</text:p>
        <text:p text:style-name="P30">"бд": 57</text:p>
        <text:p text:style-name="P30">"эл": 58</text:p>
        <text:p text:style-name="P30">"лх": 59</text:p>
        <text:p text:style-name="P30">"эк": 60</text:p>
        <text:p text:style-name="P30">"вц": 62</text:p>
        <text:p text:style-name="P30">"уф": 63</text:p>
        <text:p text:style-name="P30">"нэ": 65</text:p>
        <text:p text:style-name="P30">"жь": 68</text:p>
        <text:p text:style-name="P30">"хж": 69</text:p>
        <text:p text:style-name="P30">"тю": 70</text:p>
        <text:p text:style-name="P30">"гч": 71</text:p>
        <text:p text:style-name="P30">"тх": 72</text:p>
        <text:p text:style-name="P30">"ыя": 74</text:p>
        <text:p text:style-name="P30">"юя": 75</text:p>
        <text:p text:style-name="P30">"вж": 79</text:p>
        <text:p text:style-name="P30">"сэ": 81</text:p>
        <text:p text:style-name="P30">"чл": 85</text:p>
        <text:p text:style-name="P30">"хз": 86</text:p>
        <text:p text:style-name="P30">"иф": 87</text:p>
        <text:p text:style-name="P30">"цв": 88</text:p>
        <text:p text:style-name="P30">"жб": 89</text:p>
        <text:p text:style-name="P30">"нж": 92</text:p>
        <text:p text:style-name="P30">"юш": 94</text:p>
        <text:p text:style-name="P30">"йэ": 95</text:p>
        <text:p text:style-name="P30">"жо": 96</text:p>
        <text:p text:style-name="P30">"мш": 97</text:p>
        <text:p text:style-name="P30">"йц": 98</text:p>
        <text:p text:style-name="P30">"пк": 99</text:p>
        <text:p text:style-name="P30">"пн": 100</text:p>
        <text:p text:style-name="P30">"ыа": 101</text:p>
        <text:p text:style-name="P30">"мь": 102</text:p>
        <text:p text:style-name="P30">"йх": 103</text:p>
        <text:p text:style-name="P30">"сш": 106</text:p>
        <text:p text:style-name="P30">"тц": 107</text:p>
        <text:p text:style-name="P30">"шт": 108</text:p>
        <text:p text:style-name="P30">"дд": 110</text:p>
        <text:p text:style-name="P30">"уэ": 115</text:p>
        <text:p text:style-name="P30">"гв": 118</text:p>
        <text:p text:style-name="P30"><text:soft-page-break/>"зт": 120</text:p>
        <text:p text:style-name="P30">"чр": 122</text:p>
        <text:p text:style-name="P30">"ыж": 123</text:p>
        <text:p text:style-name="P30">"бс": 125</text:p>
        <text:p text:style-name="P30">"фо": 127</text:p>
        <text:p text:style-name="P30">"вх": 129</text:p>
        <text:p text:style-name="P30">"нл": 130</text:p>
        <text:p text:style-name="P30">"яш": 133</text:p>
        <text:p text:style-name="P30">"юг": 134</text:p>
        <text:p text:style-name="P30">"юа": 135</text:p>
        <text:p text:style-name="P30">"тж": 137</text:p>
        <text:p text:style-name="P30">"щу": 138</text:p>
        <text:p text:style-name="P30">"чс": 139</text:p>
        <text:p text:style-name="P30">"хе": 142</text:p>
        <text:p text:style-name="P30">"ыу": 143</text:p>
        <text:p text:style-name="P30">"йш": 144</text:p>
        <text:p text:style-name="P30">"тз": 145</text:p>
        <text:p text:style-name="P30">"гп": 150</text:p>
        <text:p text:style-name="P30">"юе": 151</text:p>
        <text:p text:style-name="P30">"ьх": 152</text:p>
        <text:p text:style-name="P30">"кя": 153</text:p>
        <text:p text:style-name="P30">"юл": 156</text:p>
        <text:p text:style-name="P30">"чп": 157</text:p>
        <text:p text:style-name="P30">"оц": 162</text:p>
        <text:p text:style-name="P30">"гс": 164</text:p>
        <text:p text:style-name="P30">"йе": 165</text:p>
        <text:p text:style-name="P30">"дш": 168</text:p>
        <text:p text:style-name="P30">"чв": 169</text:p>
        <text:p text:style-name="P30">"юу": 170</text:p>
        <text:p text:style-name="P30">"хб": 171</text:p>
        <text:p text:style-name="P30">"фе": 172</text:p>
        <text:p text:style-name="P30">"ьц": 175</text:p>
        <text:p text:style-name="P30">"бъ": 177</text:p>
        <text:p text:style-name="P30">"юж": 179</text:p>
        <text:p text:style-name="P30">"рю": 180</text:p>
        <text:p text:style-name="P30">"уу": 181</text:p>
        <text:p text:style-name="P30">"кэ": 183</text:p>
        <text:p text:style-name="P30">"рп": 186</text:p>
        <text:p text:style-name="P30">"ъя": 187</text:p>
        <text:p text:style-name="P30">"жс": 188</text:p>
        <text:p text:style-name="P30">"зп": 190</text:p>
        <text:p text:style-name="P30">"нм": 191</text:p>
        <text:p text:style-name="P30">"яй": 192</text:p>
        <text:p text:style-name="P30">"мж": 193</text:p>
        <text:p text:style-name="P30">"ъе": 195</text:p>
        <text:p text:style-name="P30">"сю": 196</text:p>
        <text:p text:style-name="P30">"юм": 199</text:p>
        <text:p text:style-name="P30">"лр": 200</text:p>
        <text:p text:style-name="P30">"дп": 204</text:p>
        <text:p text:style-name="P30">"рм": 206</text:p>
        <text:p text:style-name="P30">"хр": 207</text:p>
        <text:p text:style-name="P30">"ац": 210</text:p>
        <text:p text:style-name="P30">"лэ": 216</text:p>
        <text:p text:style-name="P30">"лм": 219</text:p>
        <text:p text:style-name="P30">"фр": 222</text:p>
        <text:p text:style-name="P30">"сб": 226</text:p>
        <text:p text:style-name="P30">"цы": 228</text:p>
        <text:p text:style-name="P30">"ьа": 230</text:p>
        <text:p text:style-name="P30">"йу": 232</text:p>
        <text:p text:style-name="P30">"сх": 236</text:p>
        <text:p text:style-name="P30">"ци": 239</text:p>
        <text:p text:style-name="P30">"йз": 240</text:p>
        <text:p text:style-name="P30">"хк": 242</text:p>
        <text:p text:style-name="P30">"вб": 244</text:p>
        <text:p text:style-name="P30">"зс": 247</text:p>
        <text:p text:style-name="P30">"ощ": 249</text:p>
        <text:p text:style-name="P30">"хд": 250</text:p>
        <text:p text:style-name="P30">"нщ": 251</text:p>
        <text:p text:style-name="P30">"тм": 253</text:p>
        <text:p text:style-name="P30">"юр": 254</text:p>
        <text:p text:style-name="P30">"ню": 255</text:p>
        <text:p text:style-name="P30">"зь": 257</text:p>
        <text:p text:style-name="P30">"ищ": 261</text:p>
        <text:p text:style-name="P30">"ец": 270</text:p>
        <text:p text:style-name="P30">"чш": 272</text:p>
        <text:p text:style-name="P30">"нг": 274</text:p>
        <text:p text:style-name="P30">"ыг": 278</text:p>
        <text:p text:style-name="P30">"дц": 284</text:p>
        <text:p text:style-name="P30">"нр": 286</text:p>
        <text:p text:style-name="P30">"зб": 290</text:p>
        <text:p text:style-name="P30">"уа": 292</text:p>
        <text:p text:style-name="P30">"хл": 296</text:p>
        <text:p text:style-name="P30">"вь": 298</text:p>
        <text:p text:style-name="P30">"лб": 300</text:p>
        <text:p text:style-name="P30">"оф": 304</text:p>
        <text:p text:style-name="P30">"ущ": 308</text:p>
        <text:p text:style-name="P30">"ьг": 311</text:p>
        <text:p text:style-name="P30">"кд": 315</text:p>
        <text:p text:style-name="P30">"ьл": 318</text:p>
        <text:p text:style-name="P30">"сж": 319</text:p>
        <text:p text:style-name="P30">"юч": 320</text:p>
        <text:p text:style-name="P30">"зл": 321</text:p>
        <text:p text:style-name="P30">"нз": 322</text:p>
        <text:p text:style-name="P30">"кж": 325</text:p>
        <text:p text:style-name="P30">"цу": 335</text:p>
        <text:p text:style-name="P30">"ху": 341</text:p>
        <text:p text:style-name="P30">"ыз": 343</text:p>
        <text:p text:style-name="P30">"уя": 344</text:p>
        <text:p text:style-name="P30">"зр": 352</text:p>
        <text:p text:style-name="P30">"мг": 354</text:p>
        <text:p text:style-name="P30">"бщ": 355</text:p>
        <text:p text:style-name="P30">"ьр": 361</text:p>
        <text:p text:style-name="P30">"мм": 362</text:p>
        <text:p text:style-name="P30">"юв": 363</text:p>
        <text:p text:style-name="P30">"вч": 367</text:p>
        <text:p text:style-name="P30">"мр": 368</text:p>
        <text:p text:style-name="P30">"ию": 371</text:p>
        <text:p text:style-name="P30">"гн": 374</text:p>
        <text:p text:style-name="P30">"рб": 375</text:p>
        <text:p text:style-name="P30">"дт": 376</text:p>
        <text:p text:style-name="P30">"йл": 387</text:p>
        <text:p text:style-name="P30">"нц": 389</text:p>
        <text:p text:style-name="P30">"ьу": 390</text:p>
        <text:p text:style-name="P30">"вэ": 391</text:p>
        <text:p text:style-name="P30">"вг": 392</text:p>
        <text:p text:style-name="P30">"зе": 393</text:p>
        <text:p text:style-name="P30">"жу": 394</text:p>
        <text:p text:style-name="P30">"йб": 397</text:p>
        <text:p text:style-name="P30">"оа": 398</text:p>
        <text:p text:style-name="P30">"ыо": 399</text:p>
        <text:p text:style-name="P30">"яя": 400</text:p>
        <text:p text:style-name="P30">"лг": 401</text:p>
        <text:p text:style-name="P30">"бк": 403</text:p>
        <text:p text:style-name="P30">"йр": 404</text:p>
        <text:p text:style-name="P30">"тб": 405</text:p>
        <text:p text:style-name="P30">"юп": 414</text:p>
        <text:p text:style-name="P30">"мб": 416</text:p>
        <text:p text:style-name="P30">"хп": 420</text:p>
        <text:p text:style-name="P30">"ьэ": 421</text:p>
        <text:p text:style-name="P30">"аф": 426</text:p>
        <text:p text:style-name="P30">"дк": 430</text:p>
        <text:p text:style-name="P30">"яр": 432</text:p>
        <text:p text:style-name="P30">"вв": 434</text:p>
        <text:p text:style-name="P30">"ях": 435</text:p>
        <text:p text:style-name="P30">"еа": 436</text:p>
        <text:p text:style-name="P30">"вя": 441</text:p>
        <text:p text:style-name="P30">"кк": 442</text:p>
        <text:p text:style-name="P30">"юн": 445</text:p>
        <text:p text:style-name="P30">"иа": 449</text:p>
        <text:p text:style-name="P30">"шо": 451</text:p>
        <text:p text:style-name="P30">"шу": 452</text:p>
        <text:p text:style-name="P30">"яа": 458</text:p>
        <text:p text:style-name="P30">"ща": 459</text:p>
        <text:p text:style-name="P30">"юо": 460</text:p>
        <text:p text:style-name="P30">"фи": 462</text:p>
        <text:p text:style-name="P30">"цо": 463</text:p>
        <text:p text:style-name="P30">"йч": 464</text:p>
        <text:p text:style-name="P30">"кп": 465</text:p>
        <text:p text:style-name="P30">"рж": 469</text:p>
        <text:p text:style-name="P30">"юи": 474</text:p>
        <text:p text:style-name="P30">"хв": 484</text:p>
        <text:p text:style-name="P30">"нб": 485</text:p>
        <text:p text:style-name="P30">"еэ": 492</text:p>
        <text:p text:style-name="P30">"хс": 495</text:p>
        <text:p text:style-name="P30">"бн": 497</text:p>
        <text:p text:style-name="P30">"хн": 499</text:p>
        <text:p text:style-name="P30">"мт": 500</text:p>
        <text:p text:style-name="P30">"мд": 508</text:p>
        <text:p text:style-name="P30">"вм": 511</text:p>
        <text:p text:style-name="P30">"зм": 512</text:p>
        <text:p text:style-name="P30">"хи": 513</text:p>
        <text:p text:style-name="P30">"сы": 522</text:p>
        <text:p text:style-name="P30">"лт": 523</text:p>
        <text:p text:style-name="P30">"зи": 526</text:p>
        <text:p text:style-name="P30">"кб": 534</text:p>
        <text:p text:style-name="P30">"ющ": 535</text:p>
        <text:p text:style-name="P30">"рв": 539</text:p>
        <text:p text:style-name="P30">"чк": 541</text:p>
        <text:p text:style-name="P30">"пя": 543</text:p>
        <text:p text:style-name="P30">"аэ": 550</text:p>
        <text:p text:style-name="P30">"ух": 551</text:p>
        <text:p text:style-name="P30">"ге": 556</text:p>
        <text:p text:style-name="P30">"ыр": 557</text:p>
        <text:p text:style-name="P30">"ьб": 558</text:p>
        <text:p text:style-name="P30">"шк": 559</text:p>
        <text:p text:style-name="P30">"тл": 562</text:p>
        <text:p text:style-name="P30">"ыи": 566</text:p>
        <text:p text:style-name="P30">"ык": 567</text:p>
        <text:p text:style-name="P30">"йа": 572</text:p>
        <text:p text:style-name="P30">"тп": 581</text:p>
        <text:p text:style-name="P30">"рг": 585</text:p>
        <text:p text:style-name="P30">"шн": 588</text:p>
        <text:p text:style-name="P30">"рд": 590</text:p>
        <text:p text:style-name="P30">"юд": 606</text:p>
        <text:p text:style-name="P30">"уе": 613</text:p>
        <text:p text:style-name="P30">"ью": 617</text:p>
        <text:p text:style-name="P30">"зо": 618</text:p>
        <text:p text:style-name="P30">"кл": 649</text:p>
        <text:p text:style-name="P30">"дя": 654</text:p>
        <text:p text:style-name="P30">"ею": 660</text:p>
        <text:p text:style-name="P30">"лж": 662</text:p>
        <text:p text:style-name="P30">"уз": 666</text:p>
        <text:p text:style-name="P30">"нч": 668</text:p>
        <text:p text:style-name="P30">"нк": 681</text:p>
        <text:p text:style-name="P30">"яб": 682</text:p>
        <text:p text:style-name="P30">"ьд": 688</text:p>
        <text:p text:style-name="P30">"ьз": 690</text:p>
        <text:p text:style-name="P30">"аа": 698</text:p>
        <text:p text:style-name="P30"><text:soft-page-break/>"мч": 717</text:p>
        <text:p text:style-name="P30">"пл": 719</text:p>
        <text:p text:style-name="P30">"уо": 722</text:p>
        <text:p text:style-name="P30">"яж": 724</text:p>
        <text:p text:style-name="P30">"тч": 729</text:p>
        <text:p text:style-name="P30">"оэ": 740</text:p>
        <text:p text:style-name="P30">"йо": 741</text:p>
        <text:p text:style-name="P30">"сч": 742</text:p>
        <text:p text:style-name="P30">"рт": 743</text:p>
        <text:p text:style-name="P30">"ца": 752</text:p>
        <text:p text:style-name="P30">"мк": 756</text:p>
        <text:p text:style-name="P30">"сд": 759</text:p>
        <text:p text:style-name="P30">"юс": 763</text:p>
        <text:p text:style-name="P30">"иш": 768</text:p>
        <text:p text:style-name="P30">"кв": 772</text:p>
        <text:p text:style-name="P30">"йк": 773</text:p>
        <text:p text:style-name="P30">"мя": 776</text:p>
        <text:p text:style-name="P30">"йт": 779</text:p>
        <text:p text:style-name="P30">"пу": 789</text:p>
        <text:p text:style-name="P30">"ау": 794</text:p>
        <text:p text:style-name="P30">"шь": 795</text:p>
        <text:p text:style-name="P30">"лп": 805</text:p>
        <text:p text:style-name="P30">"яг": 807</text:p>
        <text:p text:style-name="P30">"ды": 810</text:p>
        <text:p text:style-name="P30">"иж": 812</text:p>
        <text:p text:style-name="P30">"ып": 818</text:p>
        <text:p text:style-name="P30">"ай": 840</text:p>
        <text:p text:style-name="P30">"ьм": 849</text:p>
        <text:p text:style-name="P30">"иу": 850</text:p>
        <text:p text:style-name="P30">"бя": 853</text:p>
        <text:p text:style-name="P30">"ох": 855</text:p>
        <text:p text:style-name="P30">"шл": 866</text:p>
        <text:p text:style-name="P30">"лл": 870</text:p>
        <text:p text:style-name="P30">"нв": 874</text:p>
        <text:p text:style-name="P30">"чн": 884</text:p>
        <text:p text:style-name="P30">"ея": 885</text:p>
        <text:p text:style-name="P30">"зг": 892</text:p>
        <text:p text:style-name="P30">"ьт": 901</text:p>
        <text:p text:style-name="P30">"лч": 907</text:p>
        <text:p text:style-name="P30">"ья": 921</text:p>
        <text:p text:style-name="P30">"йв": 923</text:p>
        <text:p text:style-name="P30">"мв": 928</text:p>
        <text:p text:style-name="P30">"яз": 929</text:p>
        <text:p text:style-name="P30">"кт": 931</text:p>
        <text:p text:style-name="P30">"вт": 933</text:p>
        <text:p text:style-name="P30">"вк": 940</text:p>
        <text:p text:style-name="P30">"ке": 945</text:p>
        <text:p text:style-name="P30">"нт": 954</text:p>
        <text:p text:style-name="P30">"йп": 955</text:p>
        <text:p text:style-name="P30">"еу": 961</text:p>
        <text:p text:style-name="P30">"тя": 965</text:p>
        <text:p text:style-name="P30">"йд": 979</text:p>
        <text:p text:style-name="P30">"гу": 984</text:p>
        <text:p text:style-name="P30">"су": 986</text:p>
        <text:p text:style-name="P30">"ещ": 997</text:p>
        <text:p text:style-name="P30">"рк": 1003</text:p>
        <text:p text:style-name="P30">"ям": 1005</text:p>
        <text:p text:style-name="P30">"це": 1006</text:p>
        <text:p text:style-name="P30">"нп": 1008</text:p>
        <text:p text:style-name="P30">"вз": 1012</text:p>
        <text:p text:style-name="P30">"ур": 1022</text:p>
        <text:p text:style-name="P30">"оу": 1025</text:p>
        <text:p text:style-name="P30">"вд": 1029</text:p>
        <text:p text:style-name="P30">"уи": 1030</text:p>
        <text:p text:style-name="P30">"мп": 1042</text:p>
        <text:p text:style-name="P30">"щи": 1050</text:p>
        <text:p text:style-name="P30">"йи": 1054</text:p>
        <text:p text:style-name="P30">"тк": 1094</text:p>
        <text:p text:style-name="P30">"гр": 1095</text:p>
        <text:p text:style-name="P30">"ыб": 1104</text:p>
        <text:p text:style-name="P30">"рн": 1111</text:p>
        <text:p text:style-name="P30">"вп": 1113</text:p>
        <text:p text:style-name="P30">"лк": 1117</text:p>
        <text:p text:style-name="P30">"уб": 1118</text:p>
        <text:p text:style-name="P30">"юб": 1130</text:p>
        <text:p text:style-name="P30">"аш": 1138</text:p>
        <text:p text:style-name="P30">"уш": 1146</text:p>
        <text:p text:style-name="P30">"лв": 1157</text:p>
        <text:p text:style-name="P30">"яо": 1158</text:p>
        <text:p text:style-name="P30">"як": 1167</text:p>
        <text:p text:style-name="P30">"ву": 1200</text:p>
        <text:p text:style-name="P30">"сс": 1212</text:p>
        <text:p text:style-name="P30">"пи": 1219</text:p>
        <text:p text:style-name="P30">"мс": 1226</text:p>
        <text:p text:style-name="P30">"бл": 1231</text:p>
        <text:p text:style-name="P30">"жд": 1240</text:p>
        <text:p text:style-name="P30">"йн": 1242</text:p>
        <text:p text:style-name="P30">"иг": 1243</text:p>
        <text:p text:style-name="P30">"ги": 1258</text:p>
        <text:p text:style-name="P30">"дь": 1259</text:p>
        <text:p text:style-name="P30">"би": 1284</text:p>
        <text:p text:style-name="P30">"зд": 1294</text:p>
        <text:p text:style-name="P30">"ою": 1296</text:p>
        <text:p text:style-name="P30">"ьп": 1311</text:p>
        <text:p text:style-name="P30">"дв": 1316</text:p>
        <text:p text:style-name="P30">"га": 1318</text:p>
        <text:p text:style-name="P30">"иц": 1326</text:p>
        <text:p text:style-name="P30">"лн": 1335</text:p>
        <text:p text:style-name="P30">"ых": 1337</text:p>
        <text:p text:style-name="P30">"ьо": 1339</text:p>
        <text:p text:style-name="P30">"нд": 1353</text:p>
        <text:p text:style-name="P30">"аю": 1365</text:p>
        <text:p text:style-name="P30">"ха": 1369</text:p>
        <text:p text:style-name="P30">"ба": 1372</text:p>
        <text:p text:style-name="P30">"вл": 1375</text:p>
        <text:p text:style-name="P30">"зв": 1383</text:p>
        <text:p text:style-name="P30">"ын": 1385</text:p>
        <text:p text:style-name="P30">"ыт": 1409</text:p>
        <text:p text:style-name="P30">"ря": 1422</text:p>
        <text:p text:style-name="P30">"мы": 1449</text:p>
        <text:p text:style-name="P30">"яп": 1460</text:p>
        <text:p text:style-name="P30">"ша": 1463</text:p>
        <text:p text:style-name="P30">"см": 1476</text:p>
        <text:p text:style-name="P30">"ир": 1477</text:p>
        <text:p text:style-name="P30">"оя": 1501</text:p>
        <text:p text:style-name="P30">"яи": 1508</text:p>
        <text:p text:style-name="P30">"лы": 1522</text:p>
        <text:p text:style-name="P30">"ую": 1525</text:p>
        <text:p text:style-name="P30">"ах": 1527</text:p>
        <text:p text:style-name="P30">"чу": 1542</text:p>
        <text:p text:style-name="P30">"аг": 1544</text:p>
        <text:p text:style-name="P30">"яд": 1578</text:p>
        <text:p text:style-name="P30">"лю": 1599</text:p>
        <text:p text:style-name="P30">"ьв": 1609</text:p>
        <text:p text:style-name="P30">"бу": 1619</text:p>
        <text:p text:style-name="P30">"еш": 1621</text:p>
        <text:p text:style-name="P30">"жн": 1640</text:p>
        <text:p text:style-name="P30">"ые": 1647</text:p>
        <text:p text:style-name="P30">"ех": 1657</text:p>
        <text:p text:style-name="P30">"ун": 1658</text:p>
        <text:p text:style-name="P30">"еж": 1668</text:p>
        <text:p text:style-name="P30">"ял": 1673</text:p>
        <text:p text:style-name="P30">"уп": 1694</text:p>
        <text:p text:style-name="P30">"бр": 1718</text:p>
        <text:p text:style-name="P30">"ье": 1734</text:p>
        <text:p text:style-name="P30">"уг": 1744</text:p>
        <text:p text:style-name="P30">"вш": 1801</text:p>
        <text:p text:style-name="P30">"иб": 1828</text:p>
        <text:p text:style-name="P30">"па": 1836</text:p>
        <text:p text:style-name="P30">"ыс": 1844</text:p>
        <text:p text:style-name="P30">"ый": 1868</text:p>
        <text:p text:style-name="P30">"йс": 1894</text:p>
        <text:p text:style-name="P30">"вр": 1915</text:p>
        <text:p text:style-name="P30">"ук": 1927</text:p>
        <text:p text:style-name="P30">"гд": 1942</text:p>
        <text:p text:style-name="P30">"ьи": 1949</text:p>
        <text:p text:style-name="P30">"тс": 1954</text:p>
        <text:p text:style-name="P30">"кн": 1964</text:p>
        <text:p text:style-name="P30">"ту": 1969</text:p>
        <text:p text:style-name="P30">"яв": 1970</text:p>
        <text:p text:style-name="P30">"нь": 1979</text:p>
        <text:p text:style-name="P30">"ул": 2028</text:p>
        <text:p text:style-name="P30">"аб": 2045</text:p>
        <text:p text:style-name="P30">"ще": 2050</text:p>
        <text:p text:style-name="P30">"ий": 2052</text:p>
        <text:p text:style-name="P30">"аж": 2059</text:p>
        <text:p text:style-name="P30">"ым": 2074</text:p>
        <text:p text:style-name="P30">"уч": 2077</text:p>
        <text:p text:style-name="P30">"сн": 2120</text:p>
        <text:p text:style-name="P30">"чи": 2123</text:p>
        <text:p text:style-name="P30">"ош": 2130</text:p>
        <text:p text:style-name="P30">"лу": 2139</text:p>
        <text:p text:style-name="P30">"ыв": 2142</text:p>
        <text:p text:style-name="P30">"аи": 2154</text:p>
        <text:p text:style-name="P30">"еи": 2171</text:p>
        <text:p text:style-name="P30">"кс": 2178</text:p>
        <text:p text:style-name="P30">"ач": 2187</text:p>
        <text:p text:style-name="P30">"си": 2201</text:p>
        <text:p text:style-name="P30">"ут": 2206</text:p>
        <text:p text:style-name="P30">"жа": 2255</text:p>
        <text:p text:style-name="P30">"ум": 2259</text:p>
        <text:p text:style-name="P30">"еч": 2267</text:p>
        <text:p text:style-name="P30">"их": 2296</text:p>
        <text:p text:style-name="P30">"кр": 2333</text:p>
        <text:p text:style-name="P30">"жи": 2335</text:p>
        <text:p text:style-name="P30">"тн": 2366</text:p>
        <text:p text:style-name="P30">"ты": 2377</text:p>
        <text:p text:style-name="P30">"ку": 2388</text:p>
        <text:p text:style-name="P30">"гл": 2428</text:p>
        <text:p text:style-name="P30">"др": 2439</text:p>
        <text:p text:style-name="P30">"оз": 2456</text:p>
        <text:p text:style-name="P30">"ус": 2468</text:p>
        <text:p text:style-name="P30">"ши": 2475</text:p>
        <text:p text:style-name="P30">"ии": 2514</text:p>
        <text:p text:style-name="P30">"ео": 2529</text:p>
        <text:p text:style-name="P30">"нс": 2553</text:p>
        <text:p text:style-name="P30">"вн": 2594</text:p>
        <text:p text:style-name="P30">"дн": 2615</text:p>
        <text:p text:style-name="P30">"ио": 2649</text:p>
        <text:p text:style-name="P30">"ув": 2677</text:p>
        <text:p text:style-name="P30">"ао": 2776</text:p>
        <text:p text:style-name="P30">"ля": 2818</text:p>
        <text:p text:style-name="P30">"ае": 2837</text:p>
        <text:p text:style-name="P30">"ня": 2862</text:p>
        <text:p text:style-name="P30">"са": 2884</text:p>
        <text:p text:style-name="P30">"уд": 2907</text:p>
        <text:p text:style-name="P30">"уж": 2913</text:p>
        <text:p text:style-name="P30">"ьк": 2927</text:p>
        <text:p text:style-name="P30"><text:soft-page-break/>"ду": 2939</text:p>
        <text:p text:style-name="P30">"ез": 2955</text:p>
        <text:p text:style-name="P30">"ят": 2975</text:p>
        <text:p text:style-name="P30">"мн": 2997</text:p>
        <text:p text:style-name="P30">"сп": 3021</text:p>
        <text:p text:style-name="P30">"ия": 3037</text:p>
        <text:p text:style-name="P30">"лс": 3047</text:p>
        <text:p text:style-name="P30">"ьс": 3070</text:p>
        <text:p text:style-name="P30">"ип": 3101</text:p>
        <text:p text:style-name="P30">"яс": 3113</text:p>
        <text:p text:style-name="P30">"ои": 3132</text:p>
        <text:p text:style-name="P30">"зн": 3179</text:p>
        <text:p text:style-name="P30">"св": 3213</text:p>
        <text:p text:style-name="P30">"бе": 3261</text:p>
        <text:p text:style-name="P30">"пе": 3288</text:p>
        <text:p text:style-name="P30">"ап": 3291</text:p>
        <text:p text:style-name="P30">"бо": 3324</text:p>
        <text:p text:style-name="P30">"ди": 3373</text:p>
        <text:p text:style-name="P30">"ьн": 3411</text:p>
        <text:p text:style-name="P30">"из": 3508</text:p>
        <text:p text:style-name="P30">"ян": 3518</text:p>
        <text:p text:style-name="P30">"ча": 3552</text:p>
        <text:p text:style-name="P30">"еб": 3557</text:p>
        <text:p text:style-name="P30">"ру": 3638</text:p>
        <text:p text:style-name="P30">"ид": 3753</text:p>
        <text:p text:style-name="P30">"вы": 3841</text:p>
        <text:p text:style-name="P30">"ич": 3869</text:p>
        <text:p text:style-name="P30">"ож": 3875</text:p>
        <text:p text:style-name="P30">"хо": 3911</text:p>
        <text:p text:style-name="P30">"ик": 3975</text:p>
        <text:p text:style-name="P30">"ей": 3986</text:p>
        <text:p text:style-name="P30">"со": 3993</text:p>
        <text:p text:style-name="P30">"оо": 4001</text:p>
        <text:p text:style-name="P30">"тр": 4005</text:p>
        <text:p text:style-name="P30">"ек": 4069</text:p>
        <text:p text:style-name="P30">"ма": 4073</text:p>
        <text:p text:style-name="P30">"сл": 4081</text:p>
        <text:p text:style-name="P30">"ок": 4086</text:p>
        <text:p text:style-name="P30">"ар": 4205</text:p>
        <text:p text:style-name="P30">"ее": 4217</text:p>
        <text:p text:style-name="P30">"ыл": 4250</text:p>
        <text:p text:style-name="P30">"ну": 4276</text:p>
        <text:p text:style-name="P30">"ая": 4315</text:p>
        <text:p text:style-name="P30">"ны": 4453</text:p>
        <text:p text:style-name="P30">"оч": 4475</text:p>
        <text:p text:style-name="P30">"сь": 4552</text:p>
        <text:p text:style-name="P30">"эт": 4571</text:p>
        <text:p text:style-name="P30">"ие": 4610</text:p>
        <text:p text:style-name="P30">"ой": 4621</text:p>
        <text:p text:style-name="P30">"ам": 4706</text:p>
        <text:p text:style-name="P30">"му": 4720</text:p>
        <text:p text:style-name="P30">"оп": 4750</text:p>
        <text:p text:style-name="P30">"тв": 4775</text:p>
        <text:p text:style-name="P30">"ме": 4802</text:p>
        <text:p text:style-name="P30">"ся": 4826</text:p>
        <text:p text:style-name="P30">"ад": 4844</text:p>
        <text:p text:style-name="P30">"ки": 4874</text:p>
        <text:p text:style-name="P30">"еп": 4981</text:p>
        <text:p text:style-name="P30">"ми": 5036</text:p>
        <text:p text:style-name="P30">"ое": 5163</text:p>
        <text:p text:style-name="P30">"им": 5271</text:p>
        <text:p text:style-name="P30">"че": 5308</text:p>
        <text:p text:style-name="P30">"ед": 5342</text:p>
        <text:p text:style-name="P30">"ль": 5538</text:p>
        <text:p text:style-name="P30">"нн": 5540</text:p>
        <text:p text:style-name="P30">"мо": 5972</text:p>
        <text:p text:style-name="P30">"до": 6006</text:p>
        <text:p text:style-name="P30">"ис": 6095</text:p>
        <text:p text:style-name="P30">"ти": 6457</text:p>
        <text:p text:style-name="P30">"ег": 6542</text:p>
        <text:p text:style-name="P30">"вс": 6553</text:p>
        <text:p text:style-name="P30">"же": 6580</text:p>
        <text:p text:style-name="P30">"ев": 6654</text:p>
        <text:p text:style-name="P30">"бы": 6656</text:p>
        <text:p text:style-name="P30">"да": 6818</text:p>
        <text:p text:style-name="P30">"ве": 7060</text:p>
        <text:p text:style-name="P30">"ри": 7128</text:p>
        <text:p text:style-name="P30">"се": 7180</text:p>
        <text:p text:style-name="P30">"ив": 7215</text:p>
        <text:p text:style-name="P30">"чт": 7247</text:p>
        <text:p text:style-name="P30">"де": 7269</text:p>
        <text:p text:style-name="P30">"об": 7352</text:p>
        <text:p text:style-name="P30">"аз": 7376</text:p>
        <text:p text:style-name="P30">"ит": 7495</text:p>
        <text:p text:style-name="P30">"ви": 7584</text:p>
        <text:p text:style-name="P30">"ав": 7633</text:p>
        <text:p text:style-name="P30">"ил": 7692</text:p>
        <text:p text:style-name="P30">"ог": 7945</text:p>
        <text:p text:style-name="P30">"ат": 8015</text:p>
        <text:p text:style-name="P30">"та": 8033</text:p>
        <text:p text:style-name="P30">"од": 8178</text:p>
        <text:p text:style-name="P30">"ем": 8184</text:p>
        <text:p text:style-name="P30">"ре": 8215</text:p>
        <text:p text:style-name="P30">"те": 8228</text:p>
        <text:p text:style-name="P30">"ск": 8237</text:p>
        <text:p text:style-name="P30">"ас": 8436</text:p>
        <text:p text:style-name="P30">"ак": 8569</text:p>
        <text:p text:style-name="P30">"ет": 8574</text:p>
        <text:p text:style-name="P30">"за": 8688</text:p>
        <text:p text:style-name="P30">"ом": 8747</text:p>
        <text:p text:style-name="P30">"ва": 8790</text:p>
        <text:p text:style-name="P30">"ес": 8929</text:p>
        <text:p text:style-name="P30">"ер": 8966</text:p>
        <text:p text:style-name="P30">"ли": 8998</text:p>
        <text:p text:style-name="P30">"ле": 9080</text:p>
        <text:p text:style-name="P30">"ин": 9246</text:p>
        <text:p text:style-name="P30">"ол": 9362</text:p>
        <text:p text:style-name="P30">"ор": 9465</text:p>
        <text:p text:style-name="P30">"пр": 9882</text:p>
        <text:p text:style-name="P30">"ел": 9950</text:p>
        <text:p text:style-name="P30">"ть": 10072</text:p>
        <text:p text:style-name="P30">"ан": 10077</text:p>
        <text:p text:style-name="P30">"ра": 10707</text:p>
        <text:p text:style-name="P30">"ло": 10843</text:p>
        <text:p text:style-name="P30">"ро": 10892</text:p>
        <text:p text:style-name="P30">"во": 11771</text:p>
        <text:p text:style-name="P30">"ка": 12475</text:p>
        <text:p text:style-name="P30">"ла": 12529</text:p>
        <text:p text:style-name="P30">"ни": 12553</text:p>
        <text:p text:style-name="P30">"от": 12627</text:p>
        <text:p text:style-name="P30">"ос": 12694</text:p>
        <text:p text:style-name="P30">"ко": 12955</text:p>
        <text:p text:style-name="P30">"по": 13097</text:p>
        <text:p text:style-name="P30">"го": 13407</text:p>
        <text:p text:style-name="P30">"ен": 13780</text:p>
        <text:p text:style-name="P30">"ов": 15124</text:p>
        <text:p text:style-name="P30">"но": 15904</text:p>
        <text:p text:style-name="P30">"не": 16136</text:p>
        <text:p text:style-name="P30">"ал": 16241</text:p>
        <text:p text:style-name="P30">"ст": 16684</text:p>
        <text:p text:style-name="P30">"он": 17393</text:p>
        <text:p text:style-name="P30">"на": 17950</text:p>
        <text:p text:style-name="P30">"то": 23330</text:p>
      </text:section>
      <text:p text:style-name="P31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LO-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LO-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LO-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Текстовый_20_блок" style:display-name="Текстовый блок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0" style:font-name="Arial Unicode MS" fo:font-family="'Arial Unicode MS'" style:font-family-generic="roman" style:font-pitch="variable" fo:font-size="11pt" fo:language="ru" fo:country="RU" style:text-underline-style="none" style:letter-kerning="false" style:font-name-asian="Arial Unicode MS1" style:font-family-asian="'Arial Unicode MS'" style:font-family-generic-asian="system" style:font-pitch-asian="variable" style:font-size-asian="11pt" style:language-asian="ru" style:country-asian="RU" style:font-name-complex="Arial Unicode MS1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LO-normal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09:45:00</meta:creation-date>
    <meta:initial-creator>Артем Яценко</meta:initial-creator>
    <dc:language>ru-RU</dc:language>
    <dc:date>2021-03-22T21:51:27.084909674</dc:date>
    <meta:editing-cycles>4</meta:editing-cycles>
    <meta:editing-duration>PT26M32S</meta:editing-duration>
    <meta:generator>LibreOffice/6.4.6.2$Linux_X86_64 LibreOffice_project/40$Build-2</meta:generator>
    <meta:document-statistic meta:table-count="0" meta:image-count="0" meta:object-count="0" meta:page-count="16" meta:paragraph-count="2362" meta:word-count="4963" meta:character-count="23449" meta:non-whitespace-character-count="205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